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507cm"/>
    </style:style>
    <style:style style:name="co3" style:family="table-column">
      <style:table-column-properties fo:break-before="auto" style:column-width="16.4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177</text:p>
          </table:table-cell>
          <table:table-cell table:number-columns-repeated="2" office:value-type="string">
            <text:p>280.560</text:p>
          </table:table-cell>
          <table:table-cell office:value-type="string">
            <text:p>c:\Projets\CNA\python-realtime-plotting\test_MatPlotLib\display_data_manager.py:95(ma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166.977</text:p>
          </table:table-cell>
          <table:table-cell office:value-type="string">
            <text:p>0.031</text:p>
          </table:table-cell>
          <table:table-cell office:value-type="string">
            <text:p>166.977</text:p>
          </table:table-cell>
          <table:table-cell office:value-type="string">
            <text:p>0.031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time.sleep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107.524</text:p>
          </table:table-cell>
          <table:table-cell office:value-type="string">
            <text:p>0.020</text:p>
          </table:table-cell>
          <table:table-cell office:value-type="string">
            <text:p>c:\Projets\CNA\python-realtime-plotting\test_MatPlotLib\display_data_manager.py:43(add_temperat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103.688</text:p>
          </table:table-cell>
          <table:table-cell office:value-type="string">
            <text:p>0.017</text:p>
          </table:table-cell>
          <table:table-cell office:value-type="string">
            <text:p>c:\Projets\CNA\python-realtime-plotting\test_MatPlotLib\display_data_manager.py:79(_add_data_to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94.587</text:p>
          </table:table-cell>
          <table:table-cell office:value-type="string">
            <text:p>0.016</text:p>
          </table:table-cell>
          <table:table-cell office:value-type="string">
            <text:p>c:\Projets\CNA\python-realtime-plotting\test_MatPlotLib\display_data_manager.py:84(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94.570</text:p>
          </table:table-cell>
          <table:table-cell office:value-type="string">
            <text:p>0.268</text:p>
          </table:table-cell>
          <table:table-cell office:value-type="string">
            <text:p>c:\Projets\CNA\python-realtime-plotting\test_MatPlotLib\display.py:54(displa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26532/102466</text:p>
          </table:table-cell>
          <table:table-cell office:value-type="string">
            <text:p>0.966</text:p>
          </table:table-cell>
          <table:table-cell office:value-type="string">
            <text:p>0.000</text:p>
          </table:table-cell>
          <table:table-cell office:value-type="string">
            <text:p>67.79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_api\deprecation.py:404(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59.242</text:p>
          </table:table-cell>
          <table:table-cell office:value-type="string">
            <text:p>0.084</text:p>
          </table:table-cell>
          <table:table-cell office:value-type="string">
            <text:p>c:\Projets\CNA\python-realtime-plotting\env\lib\site-packages\matplotlib\backends\backend_tkagg.py:8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51.708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backends\backend_agg.py:399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51.262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artist.py:72(draw_wrappe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7721/707</text:p>
          </table:table-cell>
          <table:table-cell office:value-type="string">
            <text:p>0.474</text:p>
          </table:table-cell>
          <table:table-cell office:value-type="string">
            <text:p>0.000</text:p>
          </table:table-cell>
          <table:table-cell office:value-type="string">
            <text:p>51.260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artist.py:33(draw_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51.256</text:p>
          </table:table-cell>
          <table:table-cell office:value-type="string">
            <text:p>0.072</text:p>
          </table:table-cell>
          <table:table-cell office:value-type="string">
            <text:p>c:\Projets\CNA\python-realtime-plotting\env\lib\site-packages\matplotlib\figure.py:2713(draw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535/707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50.465</text:p>
          </table:table-cell>
          <table:table-cell office:value-type="string">
            <text:p>0.071</text:p>
          </table:table-cell>
          <table:table-cell office:value-type="string">
            <text:p>c:\Projets\CNA\python-realtime-plotting\env\lib\site-packages\matplotlib\image.py:114(_draw_list_compositing_imag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50.370</text:p>
          </table:table-cell>
          <table:table-cell office:value-type="string">
            <text:p>0.018</text:p>
          </table:table-cell>
          <table:table-cell office:value-type="string">
            <text:p>c:\Projets\CNA\python-realtime-plotting\env\lib\site-packages\matplotlib\axes\_base.py:2843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36.565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1122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34.109</text:p>
          </table:table-cell>
          <table:table-cell office:value-type="string">
            <text:p>0.097</text:p>
          </table:table-cell>
          <table:table-cell office:value-type="string">
            <text:p>c:\Projets\CNA\python-realtime-plotting\test_MatPlotLib\display.py:75(update_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30.305</text:p>
          </table:table-cell>
          <table:table-cell office:value-type="string">
            <text:p>0.043</text:p>
          </table:table-cell>
          <table:table-cell office:value-type="string">
            <text:p>c:\Projets\CNA\python-realtime-plotting\env\lib\site-packages\matplotlib\axes\_base.py:1172(cl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30.187</text:p>
          </table:table-cell>
          <table:table-cell office:value-type="string">
            <text:p>0.043</text:p>
          </table:table-cell>
          <table:table-cell office:value-type="string">
            <text:p>c:\Projets\CNA\python-realtime-plotting\env\lib\site-packages\matplotlib\axes\_base.py:1310(clea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222/1156</text:p>
          </table:table-cell>
          <table:table-cell office:value-type="string">
            <text:p>1.499</text:p>
          </table:table-cell>
          <table:table-cell office:value-type="string">
            <text:p>0.001</text:p>
          </table:table-cell>
          <table:table-cell office:value-type="string">
            <text:p>26.485</text:p>
          </table:table-cell>
          <table:table-cell office:value-type="string">
            <text:p>0.023</text:p>
          </table:table-cell>
          <table:table-cell office:value-type="string">
            <text:p>{method</text:p>
          </table:table-cell>
          <table:table-cell office:value-type="string">
            <text:p>call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4">
            <text:p>4284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26.167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761(clea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480/5656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25.935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matplotlib\axis.py:906(set_clip_path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7124/4300</text:p>
          </table:table-cell>
          <table:table-cell office:value-type="string">
            <text:p>0.311</text:p>
          </table:table-cell>
          <table:table-cell office:value-type="string">
            <text:p>0.000</text:p>
          </table:table-cell>
          <table:table-cell office:value-type="string">
            <text:p>25.243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802(reset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22.648</text:p>
          </table:table-cell>
          <table:table-cell office:value-type="string">
            <text:p>0.064</text:p>
          </table:table-cell>
          <table:table-cell office:value-type="string">
            <text:p>c:\Projets\CNA\python-realtime-plotting\env\lib\site-packages\matplotlib\backends\_backend_tk.py:370(flush_ev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2.645</text:p>
          </table:table-cell>
          <table:table-cell office:value-type="string">
            <text:p>0.064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304(upda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309</text:p>
          </table:table-cell>
          <table:table-cell office:value-type="string">
            <text:p>0.000</text:p>
          </table:table-cell>
          <table:table-cell office:value-type="string">
            <text:p>22.332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1012(_update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1.453</text:p>
          </table:table-cell>
          <table:table-cell office:value-type="string">
            <text:p>0.06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879(__call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21.438</text:p>
          </table:table-cell>
          <table:table-cell office:value-type="string">
            <text:p>0.06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803(calli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1.433</text:p>
          </table:table-cell>
          <table:table-cell office:value-type="string">
            <text:p>0.061</text:p>
          </table:table-cell>
          <table:table-cell office:value-type="string">
            <text:p>c:\Projets\CNA\python-realtime-plotting\env\lib\site-packages\matplotlib\backends\_backend_tk.py:237(idle_draw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1320/5664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21.123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axis.py:596(__ge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40">
            <text:p>284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18.663</text:p>
          </table:table-cell>
          <table:table-cell office:value-type="string">
            <text:p>0.007</text:p>
          </table:table-cell>
          <table:table-cell office:value-type="string">
            <text:p>c:\Projets\CNA\python-realtime-plotting\env\lib\site-packages\matplotlib\spines.py:219(cl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723</text:p>
          </table:table-cell>
          <table:table-cell office:value-type="string">
            <text:p>0.000</text:p>
          </table:table-cell>
          <table:table-cell office:value-type="string">
            <text:p>18.57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57(__init__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335/7511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17.897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2309(_get_tick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335/7511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17.873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486(__init__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200/7376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17.539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2038(_get_tick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200/7376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17.513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41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6">
            <text:p>11316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15.52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341(get_major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211">
            <text:p>131211</text:p>
          </table:table-cell>
          <table:table-cell office:value-type="string">
            <text:p>0.205</text:p>
          </table:table-cell>
          <table:table-cell office:value-type="string">
            <text:p>0.000</text:p>
          </table:table-cell>
          <table:table-cell office:value-type="string">
            <text:p>13.9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152(set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4980/59548</text:p>
          </table:table-cell>
          <table:table-cell office:value-type="string">
            <text:p>0.280</text:p>
          </table:table-cell>
          <table:table-cell office:value-type="string">
            <text:p>0.000</text:p>
          </table:table-cell>
          <table:table-cell office:value-type="string">
            <text:p>11.0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330(get_spine_transform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4980/59548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10.7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200(_ensure_position_is_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40">
            <text:p>284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10.737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spines.py:294(s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1.164</text:p>
          </table:table-cell>
          <table:table-cell office:value-type="string">
            <text:p>0.000</text:p>
          </table:table-cell>
          <table:table-cell office:value-type="string">
            <text:p>9.8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27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320</text:p>
          </table:table-cell>
          <table:table-cell office:value-type="string">
            <text:p>0.000</text:p>
          </table:table-cell>
          <table:table-cell office:value-type="string">
            <text:p>9.075</text:p>
          </table:table-cell>
          <table:table-cell office:value-type="string">
            <text:p>0.002</text:p>
          </table:table-cell>
          <table:table-cell office:value-type="string">
            <text:p>c:\Projets\CNA\python-realtime-plotting\test_MatPlotLib\display.py:46(add_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108</text:p>
          </table:table-cell>
          <table:table-cell office:value-type="string">
            <text:p>0.000</text:p>
          </table:table-cell>
          <table:table-cell office:value-type="string">
            <text:p>9.07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94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8.7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reshape\concat.py:82(conc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79">
            <text:p>63079</text:p>
          </table:table-cell>
          <table:table-cell office:value-type="string">
            <text:p>0.641</text:p>
          </table:table-cell>
          <table:table-cell office:value-type="string">
            <text:p>0.000</text:p>
          </table:table-cell>
          <table:table-cell office:value-type="string">
            <text:p>8.39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665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250">
            <text:p>239250</text:p>
          </table:table-cell>
          <table:table-cell office:value-type="string">
            <text:p>1.792</text:p>
          </table:table-cell>
          <table:table-cell office:value-type="string">
            <text:p>0.000</text:p>
          </table:table-cell>
          <table:table-cell office:value-type="string">
            <text:p>7.8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038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469">
            <text:p>74469</text:p>
          </table:table-cell>
          <table:table-cell office:value-type="string">
            <text:p>0.776</text:p>
          </table:table-cell>
          <table:table-cell office:value-type="string">
            <text:p>0.000</text:p>
          </table:table-cell>
          <table:table-cell office:value-type="string">
            <text:p>7.8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744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7.530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backend_tkagg.py:12(bl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7.524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_backend_tk.py:70(bl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7.490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_backend_tk.py:53(_bl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6532">
            <text:p>426532</text:p>
          </table:table-cell>
          <table:table-cell office:value-type="string">
            <text:p>0.237</text:p>
          </table:table-cell>
          <table:table-cell office:value-type="string">
            <text:p>0.000</text:p>
          </table:table-cell>
          <table:table-cell office:value-type="string">
            <text:p>7.348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3057(bi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7.276</text:p>
          </table:table-cell>
          <table:table-cell office:value-type="string">
            <text:p>0.010</text:p>
          </table:table-cell>
          <table:table-cell office:value-type="string">
            <text:p>7.276</text:p>
          </table:table-cell>
          <table:table-cell office:value-type="string">
            <text:p>0.01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backends._tkagg.bli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6532">
            <text:p>426532</text:p>
          </table:table-cell>
          <table:table-cell office:value-type="string">
            <text:p>4.938</text:p>
          </table:table-cell>
          <table:table-cell office:value-type="string">
            <text:p>0.000</text:p>
          </table:table-cell>
          <table:table-cell office:value-type="string">
            <text:p>7.11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926(_bi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01">
            <text:p>54101</text:p>
          </table:table-cell>
          <table:table-cell office:value-type="string">
            <text:p>0.417</text:p>
          </table:table-cell>
          <table:table-cell office:value-type="string">
            <text:p>0.000</text:p>
          </table:table-cell>
          <table:table-cell office:value-type="string">
            <text:p>6.4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749(set_clip_path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956426/3254674</text:p>
          </table:table-cell>
          <table:table-cell office:value-type="string">
            <text:p>2.068</text:p>
          </table:table-cell>
          <table:table-cell office:value-type="string">
            <text:p>0.000</text:p>
          </table:table-cell>
          <table:table-cell office:value-type="string">
            <text:p>6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241(st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7">
            <text:p>17867</text:p>
          </table:table-cell>
          <table:table-cell office:value-type="string">
            <text:p>0.135</text:p>
          </table:table-cell>
          <table:table-cell office:value-type="string">
            <text:p>0.000</text:p>
          </table:table-cell>
          <table:table-cell office:value-type="string">
            <text:p>6.0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502(__init__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68116/778010</text:p>
          </table:table-cell>
          <table:table-cell office:value-type="string">
            <text:p>1.818</text:p>
          </table:table-cell>
          <table:table-cell office:value-type="string">
            <text:p>0.000</text:p>
          </table:table-cell>
          <table:table-cell office:value-type="string">
            <text:p>5.871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core._multiarray_umath.implement_array_function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94436/37556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5.8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907(get_yaxis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199</text:p>
          </table:table-cell>
          <table:table-cell office:value-type="string">
            <text:p>0.000</text:p>
          </table:table-cell>
          <table:table-cell office:value-type="string">
            <text:p>5.6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190(draw_text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93221/36881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5.3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831(get_xaxis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187</text:p>
          </table:table-cell>
          <table:table-cell office:value-type="string">
            <text:p>0.000</text:p>
          </table:table-cell>
          <table:table-cell office:value-type="string">
            <text:p>5.3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469(get_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04">
            <text:p>21204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5.2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39(set_clip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88">
            <text:p>80988</text:p>
          </table:table-cell>
          <table:table-cell office:value-type="string">
            <text:p>0.145</text:p>
          </table:table-cell>
          <table:table-cell office:value-type="string">
            <text:p>0.000</text:p>
          </table:table-cell>
          <table:table-cell office:value-type="string">
            <text:p>5.06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271(g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5.06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836(_get_tick_boxes_siblin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5">
            <text:p>43225</text:p>
          </table:table-cell>
          <table:table-cell office:value-type="string">
            <text:p>0.266</text:p>
          </table:table-cell>
          <table:table-cell office:value-type="string">
            <text:p>0.000</text:p>
          </table:table-cell>
          <table:table-cell office:value-type="string">
            <text:p>5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4.8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35(concatenate_block_manag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29">
            <text:p>64029</text:p>
          </table:table-cell>
          <table:table-cell office:value-type="string">
            <text:p>0.279</text:p>
          </table:table-cell>
          <table:table-cell office:value-type="string">
            <text:p>0.000</text:p>
          </table:table-cell>
          <table:table-cell office:value-type="string">
            <text:p>4.4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772(get_patch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3.99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ternals\construction.py:62(arrays_to_mg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10">
            <text:p>21210</text:p>
          </table:table-cell>
          <table:table-cell office:value-type="string">
            <text:p>0.151</text:p>
          </table:table-cell>
          <table:table-cell office:value-type="string">
            <text:p>0.000</text:p>
          </table:table-cell>
          <table:table-cell office:value-type="string">
            <text:p>3.98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598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60">
            <text:p>344660</text:p>
          </table:table-cell>
          <table:table-cell office:value-type="string">
            <text:p>0.317</text:p>
          </table:table-cell>
          <table:table-cell office:value-type="string">
            <text:p>0.000</text:p>
          </table:table-cell>
          <table:table-cell office:value-type="string">
            <text:p>3.98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2(_stale_axes_callba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299">
            <text:p>40299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3.8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133(draw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299">
            <text:p>40299</text:p>
          </table:table-cell>
          <table:table-cell office:value-type="string">
            <text:p>3.382</text:p>
          </table:table-cell>
          <table:table-cell office:value-type="string">
            <text:p>0.000</text:p>
          </table:table-cell>
          <table:table-cell office:value-type="string">
            <text:p>3.69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raw_path'</text:p>
          </table:table-cell>
          <table:table-cell office:value-type="string">
            <text:p>of</text:p>
          </table:table-cell>
          <table:table-cell office:value-type="string">
            <text:p>matplotlib.backends._backend_agg.RendererAgg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3.553</text:p>
          </table:table-cell>
          <table:table-cell office:value-type="string">
            <text:p>0.000</text:p>
          </table:table-cell>
          <table:table-cell office:value-type="string">
            <text:p>3.553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et_text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8301588/8301584</text:p>
          </table:table-cell>
          <table:table-cell office:value-type="string">
            <text:p>2.224</text:p>
          </table:table-cell>
          <table:table-cell office:value-type="string">
            <text:p>0.000</text:p>
          </table:table-cell>
          <table:table-cell office:value-type="string">
            <text:p>3.446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isinstanc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404">
            <text:p>45404</text:p>
          </table:table-cell>
          <table:table-cell office:value-type="string">
            <text:p>0.354</text:p>
          </table:table-cell>
          <table:table-cell office:value-type="string">
            <text:p>0.000</text:p>
          </table:table-cell>
          <table:table-cell office:value-type="string">
            <text:p>3.4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864(get_window_ext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092">
            <text:p>357092</text:p>
          </table:table-cell>
          <table:table-cell office:value-type="string">
            <text:p>0.199</text:p>
          </table:table-cell>
          <table:table-cell office:value-type="string">
            <text:p>0.000</text:p>
          </table:table-cell>
          <table:table-cell office:value-type="string">
            <text:p>3.4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50(_stale_figure_callba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288</text:p>
          </table:table-cell>
          <table:table-cell office:value-type="string">
            <text:p>0.000</text:p>
          </table:table-cell>
          <table:table-cell office:value-type="string">
            <text:p>3.29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30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0234">
            <text:p>4090234</text:p>
          </table:table-cell>
          <table:table-cell office:value-type="string">
            <text:p>0.867</text:p>
          </table:table-cell>
          <table:table-cell office:value-type="string">
            <text:p>0.000</text:p>
          </table:table-cell>
          <table:table-cell office:value-type="string">
            <text:p>3.25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nex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3.24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331(_update_label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3.20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059(_update_label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3.16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axes.py:1361(plo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719">
            <text:p>95719</text:p>
          </table:table-cell>
          <table:table-cell office:value-type="string">
            <text:p>0.212</text:p>
          </table:table-cell>
          <table:table-cell office:value-type="string">
            <text:p>0.000</text:p>
          </table:table-cell>
          <table:table-cell office:value-type="string">
            <text:p>3.1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73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3.15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dexing.py:882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621</text:p>
          </table:table-cell>
          <table:table-cell office:value-type="string">
            <text:p>0.000</text:p>
          </table:table-cell>
          <table:table-cell office:value-type="string">
            <text:p>3.09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660(recach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3.07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dexing.py:1479(_getitem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096">
            <text:p>357096</text:p>
          </table:table-cell>
          <table:table-cell office:value-type="string">
            <text:p>1.003</text:p>
          </table:table-cell>
          <table:table-cell office:value-type="string">
            <text:p>0.000</text:p>
          </table:table-cell>
          <table:table-cell office:value-type="string">
            <text:p>2.87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yplot.py:793(_auto_draw_if_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2.8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055(_get_tick_bbo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2.8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05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75</text:p>
          </table:table-cell>
          <table:table-cell office:value-type="string">
            <text:p>0.000</text:p>
          </table:table-cell>
          <table:table-cell office:value-type="string">
            <text:p>2.7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2934(_ix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613</text:p>
          </table:table-cell>
          <table:table-cell office:value-type="string">
            <text:p>0.000</text:p>
          </table:table-cell>
          <table:table-cell office:value-type="string">
            <text:p>2.5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63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702">
            <text:p>709702</text:p>
          </table:table-cell>
          <table:table-cell office:value-type="string">
            <text:p>0.394</text:p>
          </table:table-cell>
          <table:table-cell office:value-type="string">
            <text:p>0.000</text:p>
          </table:table-cell>
          <table:table-cell office:value-type="string">
            <text:p>2.479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ntextlib.py:112(__en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3515">
            <text:p>133515</text:p>
          </table:table-cell>
          <table:table-cell office:value-type="string">
            <text:p>0.137</text:p>
          </table:table-cell>
          <table:table-cell office:value-type="string">
            <text:p>0.000</text:p>
          </table:table-cell>
          <table:table-cell office:value-type="string">
            <text:p>2.47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2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2.4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90(create_block_manager_from_arra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2.4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303(_concatenate_join_unit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504956/1492248</text:p>
          </table:table-cell>
          <table:table-cell office:value-type="string">
            <text:p>2.276</text:p>
          </table:table-cell>
          <table:table-cell office:value-type="string">
            <text:p>0.000</text:p>
          </table:table-cell>
          <table:table-cell office:value-type="string">
            <text:p>2.344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arra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2.3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35(_get_new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2.28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3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712">
            <text:p>4000712</text:p>
          </table:table-cell>
          <table:table-cell office:value-type="string">
            <text:p>1.633</text:p>
          </table:table-cell>
          <table:table-cell office:value-type="string">
            <text:p>0.000</text:p>
          </table:table-cell>
          <table:table-cell office:value-type="string">
            <text:p>2.2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_init__.py:602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">
            <text:p>54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2.156</text:p>
          </table:table-cell>
          <table:table-cell office:value-type="string">
            <text:p>0.004</text:p>
          </table:table-cell>
          <table:table-cell office:value-type="string">
            <text:p>c:\Projets\CNA\python-realtime-plotting\test_MatPlotLib\display_data_manager.py:60(add_pow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92">
            <text:p>36292</text:p>
          </table:table-cell>
          <table:table-cell office:value-type="string">
            <text:p>0.288</text:p>
          </table:table-cell>
          <table:table-cell office:value-type="string">
            <text:p>0.000</text:p>
          </table:table-cell>
          <table:table-cell office:value-type="string">
            <text:p>2.1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nstruction.py:423(sanitize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226</text:p>
          </table:table-cell>
          <table:table-cell office:value-type="string">
            <text:p>0.000</text:p>
          </table:table-cell>
          <table:table-cell office:value-type="string">
            <text:p>2.1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733(_form_blo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0">
            <text:p>142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2.11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3029(gr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40">
            <text:p>284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2.1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367(gr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56">
            <text:p>2856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2.07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822(set_tick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5">
            <text:p>43225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2.0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40(set_fontproperti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5411">
            <text:p>5275411</text:p>
          </table:table-cell>
          <table:table-cell office:value-type="string">
            <text:p>1.304</text:p>
          </table:table-cell>
          <table:table-cell office:value-type="string">
            <text:p>0.000</text:p>
          </table:table-cell>
          <table:table-cell office:value-type="string">
            <text:p>2.02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get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730">
            <text:p>2373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1.9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016(get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04">
            <text:p>5704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1.9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52(_apply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1.9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262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515">
            <text:p>133515</text:p>
          </table:table-cell>
          <table:table-cell office:value-type="string">
            <text:p>0.407</text:p>
          </table:table-cell>
          <table:table-cell office:value-type="string">
            <text:p>0.000</text:p>
          </table:table-cell>
          <table:table-cell office:value-type="string">
            <text:p>1.9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96(_set_mark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57">
            <text:p>54157</text:p>
          </table:table-cell>
          <table:table-cell office:value-type="string">
            <text:p>0.290</text:p>
          </table:table-cell>
          <table:table-cell office:value-type="string">
            <text:p>0.000</text:p>
          </table:table-cell>
          <table:table-cell office:value-type="string">
            <text:p>1.9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662(get_block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19">
            <text:p>67119</text:p>
          </table:table-cell>
          <table:table-cell office:value-type="string">
            <text:p>0.178</text:p>
          </table:table-cell>
          <table:table-cell office:value-type="string">
            <text:p>0.000</text:p>
          </table:table-cell>
          <table:table-cell office:value-type="string">
            <text:p>1.8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447(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1.76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42(_get_comb_axi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6197/16195</text:p>
          </table:table-cell>
          <table:table-cell office:value-type="string">
            <text:p>0.134</text:p>
          </table:table-cell>
          <table:table-cell office:value-type="string">
            <text:p>0.000</text:p>
          </table:table-cell>
          <table:table-cell office:value-type="string">
            <text:p>1.7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23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1.7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266(tick_value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775825/769471</text:p>
          </table:table-cell>
          <table:table-cell office:value-type="string">
            <text:p>0.300</text:p>
          </table:table-cell>
          <table:table-cell office:value-type="string">
            <text:p>0.000</text:p>
          </table:table-cell>
          <table:table-cell office:value-type="string">
            <text:p>1.7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asarray.py:23(as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1.7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65(get_objs_combined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157">
            <text:p>331157</text:p>
          </table:table-cell>
          <table:table-cell office:value-type="string">
            <text:p>0.569</text:p>
          </table:table-cell>
          <table:table-cell office:value-type="string">
            <text:p>0.000</text:p>
          </table:table-cell>
          <table:table-cell office:value-type="string">
            <text:p>1.6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70(_wrapredu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1.6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109(_get_combined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29">
            <text:p>64029</text:p>
          </table:table-cell>
          <table:table-cell office:value-type="string">
            <text:p>0.092</text:p>
          </table:table-cell>
          <table:table-cell office:value-type="string">
            <text:p>0.000</text:p>
          </table:table-cell>
          <table:table-cell office:value-type="string">
            <text:p>1.6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854(get_bbo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293</text:p>
          </table:table-cell>
          <table:table-cell office:value-type="string">
            <text:p>0.000</text:p>
          </table:table-cell>
          <table:table-cell office:value-type="string">
            <text:p>1.5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202(_raw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5">
            <text:p>3195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1.5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097(add_l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1.5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287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1.5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348(_get_empty_dtype_and_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67</text:p>
          </table:table-cell>
          <table:table-cell office:value-type="string">
            <text:p>0.000</text:p>
          </table:table-cell>
          <table:table-cell office:value-type="string">
            <text:p>1.5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333(_homogen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87">
            <text:p>140987</text:p>
          </table:table-cell>
          <table:table-cell office:value-type="string">
            <text:p>0.124</text:p>
          </table:table-cell>
          <table:table-cell office:value-type="string">
            <text:p>0.000</text:p>
          </table:table-cell>
          <table:table-cell office:value-type="string">
            <text:p>1.492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ny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1.48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785(_update_title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1.47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502(to_arra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23">
            <text:p>23823</text:p>
          </table:table-cell>
          <table:table-cell office:value-type="string">
            <text:p>0.098</text:p>
          </table:table-cell>
          <table:table-cell office:value-type="string">
            <text:p>0.000</text:p>
          </table:table-cell>
          <table:table-cell office:value-type="string">
            <text:p>1.4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711(make_b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70</text:p>
          </table:table-cell>
          <table:table-cell office:value-type="string">
            <text:p>0.000</text:p>
          </table:table-cell>
          <table:table-cell office:value-type="string">
            <text:p>1.4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555(_list_to_arra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1728">
            <text:p>611728</text:p>
          </table:table-cell>
          <table:table-cell office:value-type="string">
            <text:p>0.842</text:p>
          </table:table-cell>
          <table:table-cell office:value-type="string">
            <text:p>0.000</text:p>
          </table:table-cell>
          <table:table-cell office:value-type="string">
            <text:p>1.4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2094(_setattr_c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1.4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25(_get_upcast_clas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75">
            <text:p>63075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1.4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926(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702">
            <text:p>709702</text:p>
          </table:table-cell>
          <table:table-cell office:value-type="string">
            <text:p>0.414</text:p>
          </table:table-cell>
          <table:table-cell office:value-type="string">
            <text:p>0.000</text:p>
          </table:table-cell>
          <table:table-cell office:value-type="string">
            <text:p>1.389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ntextlib.py:242(help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1.38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799(set_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1.3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45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084">
            <text:p>182084</text:p>
          </table:table-cell>
          <table:table-cell office:value-type="string">
            <text:p>0.528</text:p>
          </table:table-cell>
          <table:table-cell office:value-type="string">
            <text:p>0.000</text:p>
          </table:table-cell>
          <table:table-cell office:value-type="string">
            <text:p>1.3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78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1.3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251(get_minortickloc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7212/83423</text:p>
          </table:table-cell>
          <table:table-cell office:value-type="string">
            <text:p>0.306</text:p>
          </table:table-cell>
          <table:table-cell office:value-type="string">
            <text:p>0.000</text:p>
          </table:table-cell>
          <table:table-cell office:value-type="string">
            <text:p>1.3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401(get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309">
            <text:p>129309</text:p>
          </table:table-cell>
          <table:table-cell office:value-type="string">
            <text:p>0.771</text:p>
          </table:table-cell>
          <table:table-cell office:value-type="string">
            <text:p>0.000</text:p>
          </table:table-cell>
          <table:table-cell office:value-type="string">
            <text:p>1.3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9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388">
            <text:p>134388</text:p>
          </table:table-cell>
          <table:table-cell office:value-type="string">
            <text:p>0.808</text:p>
          </table:table-cell>
          <table:table-cell office:value-type="string">
            <text:p>0.000</text:p>
          </table:table-cell>
          <table:table-cell office:value-type="string">
            <text:p>1.2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726(normalize_kw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702">
            <text:p>709702</text:p>
          </table:table-cell>
          <table:table-cell office:value-type="string">
            <text:p>0.487</text:p>
          </table:table-cell>
          <table:table-cell office:value-type="string">
            <text:p>0.000</text:p>
          </table:table-cell>
          <table:table-cell office:value-type="string">
            <text:p>1.29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ntextlib.py:121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5396">
            <text:p>705396</text:p>
          </table:table-cell>
          <table:table-cell office:value-type="string">
            <text:p>0.536</text:p>
          </table:table-cell>
          <table:table-cell office:value-type="string">
            <text:p>0.000</text:p>
          </table:table-cell>
          <table:table-cell office:value-type="string">
            <text:p>1.292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an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812">
            <text:p>23812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1.28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209(is_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319">
            <text:p>728319</text:p>
          </table:table-cell>
          <table:table-cell office:value-type="string">
            <text:p>0.390</text:p>
          </table:table-cell>
          <table:table-cell office:value-type="string">
            <text:p>0.000</text:p>
          </table:table-cell>
          <table:table-cell office:value-type="string">
            <text:p>1.2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356(pchang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669">
            <text:p>72669</text:p>
          </table:table-cell>
          <table:table-cell office:value-type="string">
            <text:p>0.112</text:p>
          </table:table-cell>
          <table:table-cell office:value-type="string">
            <text:p>0.000</text:p>
          </table:table-cell>
          <table:table-cell office:value-type="string">
            <text:p>1.2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829(from_ext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3184">
            <text:p>443184</text:p>
          </table:table-cell>
          <table:table-cell office:value-type="string">
            <text:p>1.252</text:p>
          </table:table-cell>
          <table:table-cell office:value-type="string">
            <text:p>0.000</text:p>
          </table:table-cell>
          <table:table-cell office:value-type="string">
            <text:p>1.25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educe'</text:p>
          </table:table-cell>
          <table:table-cell office:value-type="string">
            <text:p>of</text:p>
          </table:table-cell>
          <table:table-cell office:value-type="string">
            <text:p>numpy.ufunc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029">
            <text:p>64029</text:p>
          </table:table-cell>
          <table:table-cell office:value-type="string">
            <text:p>0.115</text:p>
          </table:table-cell>
          <table:table-cell office:value-type="string">
            <text:p>0.000</text:p>
          </table:table-cell>
          <table:table-cell office:value-type="string">
            <text:p>1.2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992(rotate_deg_ar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1.2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409(_plot_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70">
            <text:p>41070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1.2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159(set_mark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438">
            <text:p>191438</text:p>
          </table:table-cell>
          <table:table-cell office:value-type="string">
            <text:p>0.121</text:p>
          </table:table-cell>
          <table:table-cell office:value-type="string">
            <text:p>0.000</text:p>
          </table:table-cell>
          <table:table-cell office:value-type="string">
            <text:p>1.2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315(__add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081">
            <text:p>404081</text:p>
          </table:table-cell>
          <table:table-cell office:value-type="string">
            <text:p>0.296</text:p>
          </table:table-cell>
          <table:table-cell office:value-type="string">
            <text:p>0.000</text:p>
          </table:table-cell>
          <table:table-cell office:value-type="string">
            <text:p>1.1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olors.py:132(_is_nth_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0">
            <text:p>707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1.1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75(un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15">
            <text:p>67115</text:p>
          </table:table-cell>
          <table:table-cell office:value-type="string">
            <text:p>0.066</text:p>
          </table:table-cell>
          <table:table-cell office:value-type="string">
            <text:p>0.000</text:p>
          </table:table-cell>
          <table:table-cell office:value-type="string">
            <text:p>1.1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77(transform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9955">
            <text:p>269955</text:p>
          </table:table-cell>
          <table:table-cell office:value-type="string">
            <text:p>0.400</text:p>
          </table:table-cell>
          <table:table-cell office:value-type="string">
            <text:p>0.000</text:p>
          </table:table-cell>
          <table:table-cell office:value-type="string">
            <text:p>1.1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6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15">
            <text:p>9215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1.1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311(_copy_tick_prop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78672/75848</text:p>
          </table:table-cell>
          <table:table-cell office:value-type="string">
            <text:p>0.164</text:p>
          </table:table-cell>
          <table:table-cell office:value-type="string">
            <text:p>0.000</text:p>
          </table:table-cell>
          <table:table-cell office:value-type="string">
            <text:p>1.1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66(_unstale_view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87">
            <text:p>140987</text:p>
          </table:table-cell>
          <table:table-cell office:value-type="string">
            <text:p>0.160</text:p>
          </table:table-cell>
          <table:table-cell office:value-type="string">
            <text:p>0.000</text:p>
          </table:table-cell>
          <table:table-cell office:value-type="string">
            <text:p>1.1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256(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1.1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01(concat_comp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1.09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674(new_g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59">
            <text:p>17859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1.0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619(isna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385">
            <text:p>239385</text:p>
          </table:table-cell>
          <table:table-cell office:value-type="string">
            <text:p>0.319</text:p>
          </table:table-cell>
          <table:table-cell office:value-type="string">
            <text:p>0.000</text:p>
          </table:table-cell>
          <table:table-cell office:value-type="string">
            <text:p>1.0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38(_recach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1.07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161(union_inde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1.0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713(_convert_object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6048">
            <text:p>296048</text:p>
          </table:table-cell>
          <table:table-cell office:value-type="string">
            <text:p>0.250</text:p>
          </table:table-cell>
          <table:table-cell office:value-type="string">
            <text:p>0.000</text:p>
          </table:table-cell>
          <table:table-cell office:value-type="string">
            <text:p>1.0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olors.py:178(to_rgb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157">
            <text:p>117157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1.05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52(_wrapfu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1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73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726">
            <text:p>275726</text:p>
          </table:table-cell>
          <table:table-cell office:value-type="string">
            <text:p>0.217</text:p>
          </table:table-cell>
          <table:table-cell office:value-type="string">
            <text:p>0.000</text:p>
          </table:table-cell>
          <table:table-cell office:value-type="string">
            <text:p>1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base.py:254(is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462">
            <text:p>191462</text:p>
          </table:table-cell>
          <table:table-cell office:value-type="string">
            <text:p>0.196</text:p>
          </table:table-cell>
          <table:table-cell office:value-type="string">
            <text:p>0.000</text:p>
          </table:table-cell>
          <table:table-cell office:value-type="string">
            <text:p>1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468(composite_transform_facto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369</text:p>
          </table:table-cell>
          <table:table-cell office:value-type="string">
            <text:p>0.000</text:p>
          </table:table-cell>
          <table:table-cell office:value-type="string">
            <text:p>1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75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1.03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742(_set_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92">
            <text:p>36292</text:p>
          </table:table-cell>
          <table:table-cell office:value-type="string">
            <text:p>0.085</text:p>
          </table:table-cell>
          <table:table-cell office:value-type="string">
            <text:p>0.000</text:p>
          </table:table-cell>
          <table:table-cell office:value-type="string">
            <text:p>1.03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nstruction.py:554(_try_ca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23">
            <text:p>30323</text:p>
          </table:table-cell>
          <table:table-cell office:value-type="string">
            <text:p>0.071</text:p>
          </table:table-cell>
          <table:table-cell office:value-type="string">
            <text:p>0.000</text:p>
          </table:table-cell>
          <table:table-cell office:value-type="string">
            <text:p>1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730(conve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1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247(get_majortick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6">
            <text:p>43226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1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670(_from_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179</text:p>
          </table:table-cell>
          <table:table-cell office:value-type="string">
            <text:p>0.000</text:p>
          </table:table-cell>
          <table:table-cell office:value-type="string">
            <text:p>1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940(fast_x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9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cale.py:96(set_default_locators_and_formatte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98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60(format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702">
            <text:p>709702</text:p>
          </table:table-cell>
          <table:table-cell office:value-type="string">
            <text:p>0.830</text:p>
          </table:table-cell>
          <table:table-cell office:value-type="string">
            <text:p>0.000</text:p>
          </table:table-cell>
          <table:table-cell office:value-type="string">
            <text:p>0.974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ntextlib.py:8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67</text:p>
          </table:table-cell>
          <table:table-cell office:value-type="string">
            <text:p>0.000</text:p>
          </table:table-cell>
          <table:table-cell office:value-type="string">
            <text:p>0.9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2644(un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033">
            <text:p>108033</text:p>
          </table:table-cell>
          <table:table-cell office:value-type="string">
            <text:p>0.097</text:p>
          </table:table-cell>
          <table:table-cell office:value-type="string">
            <text:p>0.000</text:p>
          </table:table-cell>
          <table:table-cell office:value-type="string">
            <text:p>0.95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olors.py:150(_check_color_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743">
            <text:p>61743</text:p>
          </table:table-cell>
          <table:table-cell office:value-type="string">
            <text:p>0.156</text:p>
          </table:table-cell>
          <table:table-cell office:value-type="string">
            <text:p>0.000</text:p>
          </table:table-cell>
          <table:table-cell office:value-type="string">
            <text:p>0.95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87(_get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104</text:p>
          </table:table-cell>
          <table:table-cell office:value-type="string">
            <text:p>0.000</text:p>
          </table:table-cell>
          <table:table-cell office:value-type="string">
            <text:p>0.9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03(set_marker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280">
            <text:p>576280</text:p>
          </table:table-cell>
          <table:table-cell office:value-type="string">
            <text:p>0.707</text:p>
          </table:table-cell>
          <table:table-cell office:value-type="string">
            <text:p>0.000</text:p>
          </table:table-cell>
          <table:table-cell office:value-type="string">
            <text:p>0.9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50(__init__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72844/172842</text:p>
          </table:table-cell>
          <table:table-cell office:value-type="string">
            <text:p>0.175</text:p>
          </table:table-cell>
          <table:table-cell office:value-type="string">
            <text:p>0.000</text:p>
          </table:table-cell>
          <table:table-cell office:value-type="string">
            <text:p>0.920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all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1870">
            <text:p>731870</text:p>
          </table:table-cell>
          <table:table-cell office:value-type="string">
            <text:p>0.701</text:p>
          </table:table-cell>
          <table:table-cell office:value-type="string">
            <text:p>0.000</text:p>
          </table:table-cell>
          <table:table-cell office:value-type="string">
            <text:p>0.89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259(proce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243">
            <text:p>61243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0.886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concatena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95">
            <text:p>3195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8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123(_update_line_lim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063">
            <text:p>404063</text:p>
          </table:table-cell>
          <table:table-cell office:value-type="string">
            <text:p>0.267</text:p>
          </table:table-cell>
          <table:table-cell office:value-type="string">
            <text:p>0.000</text:p>
          </table:table-cell>
          <table:table-cell office:value-type="string">
            <text:p>0.85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re.py:188(match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8033">
            <text:p>108033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0.8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olors.py:137(is_color_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7803">
            <text:p>1417803</text:p>
          </table:table-cell>
          <table:table-cell office:value-type="string">
            <text:p>0.559</text:p>
          </table:table-cell>
          <table:table-cell office:value-type="string">
            <text:p>0.000</text:p>
          </table:table-cell>
          <table:table-cell office:value-type="string">
            <text:p>0.79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generic.py:30(_che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989">
            <text:p>83989</text:p>
          </table:table-cell>
          <table:table-cell office:value-type="string">
            <text:p>0.187</text:p>
          </table:table-cell>
          <table:table-cell office:value-type="string">
            <text:p>0.000</text:p>
          </table:table-cell>
          <table:table-cell office:value-type="string">
            <text:p>0.79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9(_wrap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112">
            <text:p>360112</text:p>
          </table:table-cell>
          <table:table-cell office:value-type="string">
            <text:p>0.642</text:p>
          </table:table-cell>
          <table:table-cell office:value-type="string">
            <text:p>0.000</text:p>
          </table:table-cell>
          <table:table-cell office:value-type="string">
            <text:p>0.7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07(set_childr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20">
            <text:p>42420</text:p>
          </table:table-cell>
          <table:table-cell office:value-type="string">
            <text:p>0.205</text:p>
          </table:table-cell>
          <table:table-cell office:value-type="string">
            <text:p>0.000</text:p>
          </table:table-cell>
          <table:table-cell office:value-type="string">
            <text:p>0.7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546(_bind_draw_path_func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469">
            <text:p>174469</text:p>
          </table:table-cell>
          <table:table-cell office:value-type="string">
            <text:p>0.292</text:p>
          </table:table-cell>
          <table:table-cell office:value-type="string">
            <text:p>0.000</text:p>
          </table:table-cell>
          <table:table-cell office:value-type="string">
            <text:p>0.78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1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125</text:p>
          </table:table-cell>
          <table:table-cell office:value-type="string">
            <text:p>0.000</text:p>
          </table:table-cell>
          <table:table-cell office:value-type="string">
            <text:p>0.7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045(set_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175">
            <text:p>64175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0.76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972(rotate_de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72">
            <text:p>57972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0.7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971(ge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7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638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020">
            <text:p>53020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0.74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9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7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202(_isna_ndarray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23">
            <text:p>30323</text:p>
          </table:table-cell>
          <table:table-cell office:value-type="string">
            <text:p>0.426</text:p>
          </table:table-cell>
          <table:table-cell office:value-type="string">
            <text:p>0.000</text:p>
          </table:table-cell>
          <table:table-cell office:value-type="string">
            <text:p>0.743</text:p>
          </table:table-cell>
          <table:table-cell office:value-type="string">
            <text:p>0.000</text:p>
          </table:table-cell>
          <table:table-cell office:value-type="string">
            <text:p>{pandas._libs.lib.maybe_convert_objects}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20">
            <text:p>23820</text:p>
          </table:table-cell>
          <table:table-cell office:value-type="string">
            <text:p>0.097</text:p>
          </table:table-cell>
          <table:table-cell office:value-type="string">
            <text:p>0.000</text:p>
          </table:table-cell>
          <table:table-cell office:value-type="string">
            <text:p>0.7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5947(default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7">
            <text:p>5957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0.7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44(_multi_block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669">
            <text:p>72669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0.738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reshap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844">
            <text:p>75844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0.7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80(viewLim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170575/1893248</text:p>
          </table:table-cell>
          <table:table-cell office:value-type="string">
            <text:p>0.571</text:p>
          </table:table-cell>
          <table:table-cell office:value-type="string">
            <text:p>0.000</text:p>
          </table:table-cell>
          <table:table-cell office:value-type="string">
            <text:p>0.73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l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7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839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743">
            <text:p>61743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0.7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834(get_prop_t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0.7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69(_get_agg_fo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809">
            <text:p>184809</text:p>
          </table:table-cell>
          <table:table-cell office:value-type="string">
            <text:p>0.585</text:p>
          </table:table-cell>
          <table:table-cell office:value-type="string">
            <text:p>0.000</text:p>
          </table:table-cell>
          <table:table-cell office:value-type="string">
            <text:p>0.7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__init__.py:64(check_isinstanc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483804/3483670</text:p>
          </table:table-cell>
          <table:table-cell office:value-type="string">
            <text:p>0.695</text:p>
          </table:table-cell>
          <table:table-cell office:value-type="string">
            <text:p>0.000</text:p>
          </table:table-cell>
          <table:table-cell office:value-type="string">
            <text:p>0.696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tems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13">
            <text:p>34713</text:p>
          </table:table-cell>
          <table:table-cell office:value-type="string">
            <text:p>0.101</text:p>
          </table:table-cell>
          <table:table-cell office:value-type="string">
            <text:p>0.000</text:p>
          </table:table-cell>
          <table:table-cell office:value-type="string">
            <text:p>0.69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31(update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89875">
            <text:p>7489875</text:p>
          </table:table-cell>
          <table:table-cell office:value-type="string">
            <text:p>0.687</text:p>
          </table:table-cell>
          <table:table-cell office:value-type="string">
            <text:p>0.000</text:p>
          </table:table-cell>
          <table:table-cell office:value-type="string">
            <text:p>0.687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577(ki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175">
            <text:p>64175</text:p>
          </table:table-cell>
          <table:table-cell office:value-type="string">
            <text:p>0.181</text:p>
          </table:table-cell>
          <table:table-cell office:value-type="string">
            <text:p>0.000</text:p>
          </table:table-cell>
          <table:table-cell office:value-type="string">
            <text:p>0.6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956(rot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30">
            <text:p>18430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6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72(update_fr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67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87(_interleaved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38">
            <text:p>34038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0.6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464(update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83</text:p>
          </table:table-cell>
          <table:table-cell office:value-type="string">
            <text:p>0.000</text:p>
          </table:table-cell>
          <table:table-cell office:value-type="string">
            <text:p>0.6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17(set_markerfacecolora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22">
            <text:p>23822</text:p>
          </table:table-cell>
          <table:table-cell office:value-type="string">
            <text:p>0.161</text:p>
          </table:table-cell>
          <table:table-cell office:value-type="string">
            <text:p>0.000</text:p>
          </table:table-cell>
          <table:table-cell office:value-type="string">
            <text:p>0.6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85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90">
            <text:p>36290</text:p>
          </table:table-cell>
          <table:table-cell office:value-type="string">
            <text:p>0.192</text:p>
          </table:table-cell>
          <table:table-cell office:value-type="string">
            <text:p>0.000</text:p>
          </table:table-cell>
          <table:table-cell office:value-type="string">
            <text:p>0.6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257(maybe_cast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816">
            <text:p>187816</text:p>
          </table:table-cell>
          <table:table-cell office:value-type="string">
            <text:p>0.157</text:p>
          </table:table-cell>
          <table:table-cell office:value-type="string">
            <text:p>0.000</text:p>
          </table:table-cell>
          <table:table-cell office:value-type="string">
            <text:p>0.6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325(_to_unmasked_float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107</text:p>
          </table:table-cell>
          <table:table-cell office:value-type="string">
            <text:p>0.000</text:p>
          </table:table-cell>
          <table:table-cell office:value-type="string">
            <text:p>0.6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17(find_common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952">
            <text:p>851952</text:p>
          </table:table-cell>
          <table:table-cell office:value-type="string">
            <text:p>0.471</text:p>
          </table:table-cell>
          <table:table-cell office:value-type="string">
            <text:p>0.000</text:p>
          </table:table-cell>
          <table:table-cell office:value-type="string">
            <text:p>0.6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__init__.py:100(check_in_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669">
            <text:p>72669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0.6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99(re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20">
            <text:p>20520</text:p>
          </table:table-cell>
          <table:table-cell office:value-type="string">
            <text:p>0.326</text:p>
          </table:table-cell>
          <table:table-cell office:value-type="string">
            <text:p>0.000</text:p>
          </table:table-cell>
          <table:table-cell office:value-type="string">
            <text:p>0.59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767(_get_axis_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712">
            <text:p>4000712</text:p>
          </table:table-cell>
          <table:table-cell office:value-type="string">
            <text:p>0.592</text:p>
          </table:table-cell>
          <table:table-cell office:value-type="string">
            <text:p>0.000</text:p>
          </table:table-cell>
          <table:table-cell office:value-type="string">
            <text:p>0.592</text:p>
          </table:table-cell>
          <table:table-cell office:value-type="string">
            <text:p>0.000</text:p>
          </table:table-cell>
          <table:table-cell office:value-type="string">
            <text:p>{function</text:p>
          </table:table-cell>
          <table:table-cell office:value-type="string">
            <text:p>RcParams.__getitem__</text:p>
          </table:table-cell>
          <table:table-cell office:value-type="string">
            <text:p>at</text:p>
          </table:table-cell>
          <table:table-cell office:value-type="string">
            <text:p>0x00000235838FAA60}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948">
            <text:p>193948</text:p>
          </table:table-cell>
          <table:table-cell office:value-type="string">
            <text:p>0.236</text:p>
          </table:table-cell>
          <table:table-cell office:value-type="string">
            <text:p>0.000</text:p>
          </table:table-cell>
          <table:table-cell office:value-type="string">
            <text:p>0.58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470(is_extension_array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05">
            <text:p>54105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58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810(un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411">
            <text:p>171411</text:p>
          </table:table-cell>
          <table:table-cell office:value-type="string">
            <text:p>0.134</text:p>
          </table:table-cell>
          <table:table-cell office:value-type="string">
            <text:p>0.000</text:p>
          </table:table-cell>
          <table:table-cell office:value-type="string">
            <text:p>0.581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do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5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879(_get_wi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10">
            <text:p>54110</text:p>
          </table:table-cell>
          <table:table-cell office:value-type="string">
            <text:p>0.128</text:p>
          </table:table-cell>
          <table:table-cell office:value-type="string">
            <text:p>0.000</text:p>
          </table:table-cell>
          <table:table-cell office:value-type="string">
            <text:p>0.57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6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166</text:p>
          </table:table-cell>
          <table:table-cell office:value-type="string">
            <text:p>0.000</text:p>
          </table:table-cell>
          <table:table-cell office:value-type="string">
            <text:p>0.5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884(_set_form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5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336(_check_1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550</text:p>
          </table:table-cell>
          <table:table-cell office:value-type="string">
            <text:p>0.000</text:p>
          </table:table-cell>
          <table:table-cell office:value-type="string">
            <text:p>0.550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raw_glyphs_to_bitmap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98">
            <text:p>42198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549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column_stack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216">
            <text:p>48216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54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06(set_label1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24073/312110</text:p>
          </table:table-cell>
          <table:table-cell office:value-type="string">
            <text:p>0.157</text:p>
          </table:table-cell>
          <table:table-cell office:value-type="string">
            <text:p>0.000</text:p>
          </table:table-cell>
          <table:table-cell office:value-type="string">
            <text:p>0.544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hash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468">
            <text:p>90468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0.542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mi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233">
            <text:p>43233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0.5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929(set_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16">
            <text:p>48216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0.5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19(set_label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5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539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078">
            <text:p>137078</text:p>
          </table:table-cell>
          <table:table-cell office:value-type="string">
            <text:p>0.345</text:p>
          </table:table-cell>
          <table:table-cell office:value-type="string">
            <text:p>0.000</text:p>
          </table:table-cell>
          <table:table-cell office:value-type="string">
            <text:p>0.5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693(__hash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0.5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244(findfo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16521">
            <text:p>4016521</text:p>
          </table:table-cell>
          <table:table-cell office:value-type="string">
            <text:p>0.525</text:p>
          </table:table-cell>
          <table:table-cell office:value-type="string">
            <text:p>0.000</text:p>
          </table:table-cell>
          <table:table-cell office:value-type="string">
            <text:p>0.5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22(get_anima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5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53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17">
            <text:p>48217</text:p>
          </table:table-cell>
          <table:table-cell office:value-type="string">
            <text:p>0.183</text:p>
          </table:table-cell>
          <table:table-cell office:value-type="string">
            <text:p>0.000</text:p>
          </table:table-cell>
          <table:table-cell office:value-type="string">
            <text:p>0.5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dtype.py:321(_name_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4111">
            <text:p>514111</text:p>
          </table:table-cell>
          <table:table-cell office:value-type="string">
            <text:p>0.189</text:p>
          </table:table-cell>
          <table:table-cell office:value-type="string">
            <text:p>0.000</text:p>
          </table:table-cell>
          <table:table-cell office:value-type="string">
            <text:p>0.519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abc.py:96(__instancechec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5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50(_makel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5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244(_isna_string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882">
            <text:p>91882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510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max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71</text:p>
          </table:table-cell>
          <table:table-cell office:value-type="string">
            <text:p>0.000</text:p>
          </table:table-cell>
          <table:table-cell office:value-type="string">
            <text:p>0.5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76(_set_gc_cl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433</text:p>
          </table:table-cell>
          <table:table-cell office:value-type="string">
            <text:p>0.000</text:p>
          </table:table-cell>
          <table:table-cell office:value-type="string">
            <text:p>0.50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raw_markers'</text:p>
          </table:table-cell>
          <table:table-cell office:value-type="string">
            <text:p>of</text:p>
          </table:table-cell>
          <table:table-cell office:value-type="string">
            <text:p>matplotlib.backends._backend_agg.RendererAgg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352">
            <text:p>260352</text:p>
          </table:table-cell>
          <table:table-cell office:value-type="string">
            <text:p>0.187</text:p>
          </table:table-cell>
          <table:table-cell office:value-type="string">
            <text:p>0.000</text:p>
          </table:table-cell>
          <table:table-cell office:value-type="string">
            <text:p>0.5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0(invali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5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76(_is_uniform_join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500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broadcast_array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7056">
            <text:p>187056</text:p>
          </table:table-cell>
          <table:table-cell office:value-type="string">
            <text:p>0.267</text:p>
          </table:table-cell>
          <table:table-cell office:value-type="string">
            <text:p>0.000</text:p>
          </table:table-cell>
          <table:table-cell office:value-type="string">
            <text:p>0.49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907(get_siblin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4540">
            <text:p>624540</text:p>
          </table:table-cell>
          <table:table-cell office:value-type="string">
            <text:p>0.482</text:p>
          </table:table-cell>
          <table:table-cell office:value-type="string">
            <text:p>0.000</text:p>
          </table:table-cell>
          <table:table-cell office:value-type="string">
            <text:p>0.48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opy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991">
            <text:p>83991</text:p>
          </table:table-cell>
          <table:table-cell office:value-type="string">
            <text:p>0.101</text:p>
          </table:table-cell>
          <table:table-cell office:value-type="string">
            <text:p>0.000</text:p>
          </table:table-cell>
          <table:table-cell office:value-type="string">
            <text:p>0.4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537(is_categorical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0">
            <text:p>28280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4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130(s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4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52(_get_concat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159</text:p>
          </table:table-cell>
          <table:table-cell office:value-type="string">
            <text:p>0.000</text:p>
          </table:table-cell>
          <table:table-cell office:value-type="string">
            <text:p>0.47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808(_compute_off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1804">
            <text:p>301804</text:p>
          </table:table-cell>
          <table:table-cell office:value-type="string">
            <text:p>0.130</text:p>
          </table:table-cell>
          <table:table-cell office:value-type="string">
            <text:p>0.000</text:p>
          </table:table-cell>
          <table:table-cell office:value-type="string">
            <text:p>0.4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93(convert_x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16">
            <text:p>40416</text:p>
          </table:table-cell>
          <table:table-cell office:value-type="string">
            <text:p>0.145</text:p>
          </table:table-cell>
          <table:table-cell office:value-type="string">
            <text:p>0.000</text:p>
          </table:table-cell>
          <table:table-cell office:value-type="string">
            <text:p>0.4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12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377">
            <text:p>545377</text:p>
          </table:table-cell>
          <table:table-cell office:value-type="string">
            <text:p>0.307</text:p>
          </table:table-cell>
          <table:table-cell office:value-type="string">
            <text:p>0.000</text:p>
          </table:table-cell>
          <table:table-cell office:value-type="string">
            <text:p>0.45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enum.py:289(__call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44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630(autoscale_vi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715">
            <text:p>179715</text:p>
          </table:table-cell>
          <table:table-cell office:value-type="string">
            <text:p>0.068</text:p>
          </table:table-cell>
          <table:table-cell office:value-type="string">
            <text:p>0.000</text:p>
          </table:table-cell>
          <table:table-cell office:value-type="string">
            <text:p>0.44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asarray.py:110(asany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5">
            <text:p>27645</text:p>
          </table:table-cell>
          <table:table-cell office:value-type="string">
            <text:p>0.080</text:p>
          </table:table-cell>
          <table:table-cell office:value-type="string">
            <text:p>0.000</text:p>
          </table:table-cell>
          <table:table-cell office:value-type="string">
            <text:p>0.4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90(update_fr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147">
            <text:p>107147</text:p>
          </table:table-cell>
          <table:table-cell office:value-type="string">
            <text:p>0.136</text:p>
          </table:table-cell>
          <table:table-cell office:value-type="string">
            <text:p>0.000</text:p>
          </table:table-cell>
          <table:table-cell office:value-type="string">
            <text:p>0.4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820(get_unitless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7">
            <text:p>17867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0.4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2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85</text:p>
          </table:table-cell>
          <table:table-cell office:value-type="string">
            <text:p>0.000</text:p>
          </table:table-cell>
          <table:table-cell office:value-type="string">
            <text:p>0.4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51(_select_upcast_cls_from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230</text:p>
          </table:table-cell>
          <table:table-cell office:value-type="string">
            <text:p>0.000</text:p>
          </table:table-cell>
          <table:table-cell office:value-type="string">
            <text:p>0.4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111(set_line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8">
            <text:p>5958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43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577(from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0.43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22(set_clip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8">
            <text:p>42198</text:p>
          </table:table-cell>
          <table:table-cell office:value-type="string">
            <text:p>0.155</text:p>
          </table:table-cell>
          <table:table-cell office:value-type="string">
            <text:p>0.000</text:p>
          </table:table-cell>
          <table:table-cell office:value-type="string">
            <text:p>0.4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hape_base.py:612(column_sta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42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408(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20">
            <text:p>36920</text:p>
          </table:table-cell>
          <table:table-cell office:value-type="string">
            <text:p>0.198</text:p>
          </table:table-cell>
          <table:table-cell office:value-type="string">
            <text:p>0.000</text:p>
          </table:table-cell>
          <table:table-cell office:value-type="string">
            <text:p>0.4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50(transla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468">
            <text:p>90468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0.4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742(am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42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backend_agg.py:411(get_render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424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clip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4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12(apply_tickdi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49">
            <text:p>64749</text:p>
          </table:table-cell>
          <table:table-cell office:value-type="string">
            <text:p>0.133</text:p>
          </table:table-cell>
          <table:table-cell office:value-type="string">
            <text:p>0.000</text:p>
          </table:table-cell>
          <table:table-cell office:value-type="string">
            <text:p>0.4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764(_convert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415</text:p>
          </table:table-cell>
          <table:table-cell office:value-type="string">
            <text:p>0.000</text:p>
          </table:table-cell>
          <table:table-cell office:value-type="string">
            <text:p>0.41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pandas._libs.missing.isnaobj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084">
            <text:p>42084</text:p>
          </table:table-cell>
          <table:table-cell office:value-type="string">
            <text:p>0.134</text:p>
          </table:table-cell>
          <table:table-cell office:value-type="string">
            <text:p>0.000</text:p>
          </table:table-cell>
          <table:table-cell office:value-type="string">
            <text:p>0.4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133(_simple_n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229">
            <text:p>24229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0.4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702(_transform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59">
            <text:p>17859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0.4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9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411</text:p>
          </table:table-cell>
          <table:table-cell office:value-type="string">
            <text:p>c:\Projets\CNA\python-realtime-plotting\test_MatPlotLib\display_data_manager.py:1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408</text:p>
          </table:table-cell>
          <table:table-cell office:value-type="string">
            <text:p>c:\Projets\CNA\python-realtime-plotting\test_MatPlotLib\display.py:1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106</text:p>
          </table:table-cell>
          <table:table-cell office:value-type="string">
            <text:p>0.000</text:p>
          </table:table-cell>
          <table:table-cell office:value-type="string">
            <text:p>0.4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tride_tricks.py:478(broadcast_arra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4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560(_un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144">
            <text:p>60144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0.4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499(is_interval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601">
            <text:p>111601</text:p>
          </table:table-cell>
          <table:table-cell office:value-type="string">
            <text:p>0.100</text:p>
          </table:table-cell>
          <table:table-cell office:value-type="string">
            <text:p>0.000</text:p>
          </table:table-cell>
          <table:table-cell office:value-type="string">
            <text:p>0.4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377(s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4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backend_agg.py:295(cl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402</text:p>
          </table:table-cell>
          <table:table-cell office:value-type="string">
            <text:p>0.001</text:p>
          </table:table-cell>
          <table:table-cell office:value-type="string">
            <text:p>0.402</text:p>
          </table:table-cell>
          <table:table-cell office:value-type="string">
            <text:p>0.001</text:p>
          </table:table-cell>
          <table:table-cell office:value-type="string">
            <text:p>{method</text:p>
          </table:table-cell>
          <table:table-cell office:value-type="string">
            <text:p>clear'</text:p>
          </table:table-cell>
          <table:table-cell office:value-type="string">
            <text:p>of</text:p>
          </table:table-cell>
          <table:table-cell office:value-type="string">
            <text:p>matplotlib.backends._backend_agg.RendererAgg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1920">
            <text:p>1011920</text:p>
          </table:table-cell>
          <table:table-cell office:value-type="string">
            <text:p>0.402</text:p>
          </table:table-cell>
          <table:table-cell office:value-type="string">
            <text:p>0.000</text:p>
          </table:table-cell>
          <table:table-cell office:value-type="string">
            <text:p>0.4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0.4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935(_get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882">
            <text:p>91882</text:p>
          </table:table-cell>
          <table:table-cell office:value-type="string">
            <text:p>0.084</text:p>
          </table:table-cell>
          <table:table-cell office:value-type="string">
            <text:p>0.000</text:p>
          </table:table-cell>
          <table:table-cell office:value-type="string">
            <text:p>0.3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617(ama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11">
            <text:p>39011</text:p>
          </table:table-cell>
          <table:table-cell office:value-type="string">
            <text:p>0.230</text:p>
          </table:table-cell>
          <table:table-cell office:value-type="string">
            <text:p>0.000</text:p>
          </table:table-cell>
          <table:table-cell office:value-type="string">
            <text:p>0.3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379(maybe_cast_to_dateti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3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044(cl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515">
            <text:p>133515</text:p>
          </table:table-cell>
          <table:table-cell office:value-type="string">
            <text:p>0.188</text:p>
          </table:table-cell>
          <table:table-cell office:value-type="string">
            <text:p>0.000</text:p>
          </table:table-cell>
          <table:table-cell office:value-type="string">
            <text:p>0.3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67(_set_fill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099">
            <text:p>357099</text:p>
          </table:table-cell>
          <table:table-cell office:value-type="string">
            <text:p>0.141</text:p>
          </table:table-cell>
          <table:table-cell office:value-type="string">
            <text:p>0.000</text:p>
          </table:table-cell>
          <table:table-cell office:value-type="string">
            <text:p>0.3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_init__.py:1114(is_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308">
            <text:p>129308</text:p>
          </table:table-cell>
          <table:table-cell office:value-type="string">
            <text:p>0.124</text:p>
          </table:table-cell>
          <table:table-cell office:value-type="string">
            <text:p>0.000</text:p>
          </table:table-cell>
          <table:table-cell office:value-type="string">
            <text:p>0.3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713(set_fig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345</text:p>
          </table:table-cell>
          <table:table-cell office:value-type="string">
            <text:p>0.000</text:p>
          </table:table-cell>
          <table:table-cell office:value-type="string">
            <text:p>0.386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raw_text_image'</text:p>
          </table:table-cell>
          <table:table-cell office:value-type="string">
            <text:p>of</text:p>
          </table:table-cell>
          <table:table-cell office:value-type="string">
            <text:p>matplotlib.backends._backend_agg.RendererAgg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417">
            <text:p>410417</text:p>
          </table:table-cell>
          <table:table-cell office:value-type="string">
            <text:p>0.253</text:p>
          </table:table-cell>
          <table:table-cell office:value-type="string">
            <text:p>0.000</text:p>
          </table:table-cell>
          <table:table-cell office:value-type="string">
            <text:p>0.384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re.py:289(_comp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38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89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1">
            <text:p>59531</text:p>
          </table:table-cell>
          <table:table-cell office:value-type="string">
            <text:p>0.202</text:p>
          </table:table-cell>
          <table:table-cell office:value-type="string">
            <text:p>0.000</text:p>
          </table:table-cell>
          <table:table-cell office:value-type="string">
            <text:p>0.38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017(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152">
            <text:p>60152</text:p>
          </table:table-cell>
          <table:table-cell office:value-type="string">
            <text:p>0.067</text:p>
          </table:table-cell>
          <table:table-cell office:value-type="string">
            <text:p>0.000</text:p>
          </table:table-cell>
          <table:table-cell office:value-type="string">
            <text:p>0.3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463(is_period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96756">
            <text:p>3796756</text:p>
          </table:table-cell>
          <table:table-cell office:value-type="string">
            <text:p>0.373</text:p>
          </table:table-cell>
          <table:table-cell office:value-type="string">
            <text:p>0.000</text:p>
          </table:table-cell>
          <table:table-cell office:value-type="string">
            <text:p>0.37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565(nam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3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21(apply_tickdi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6985">
            <text:p>2436985</text:p>
          </table:table-cell>
          <table:table-cell office:value-type="string">
            <text:p>0.368</text:p>
          </table:table-cell>
          <table:table-cell office:value-type="string">
            <text:p>0.000</text:p>
          </table:table-cell>
          <table:table-cell office:value-type="string">
            <text:p>0.36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pop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3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696(handle_single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442">
            <text:p>137442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0.3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141(set_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6">
            <text:p>5716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3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8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058">
            <text:p>128058</text:p>
          </table:table-cell>
          <table:table-cell office:value-type="string">
            <text:p>0.172</text:p>
          </table:table-cell>
          <table:table-cell office:value-type="string">
            <text:p>0.000</text:p>
          </table:table-cell>
          <table:table-cell office:value-type="string">
            <text:p>0.3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004(transl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1935">
            <text:p>301935</text:p>
          </table:table-cell>
          <table:table-cell office:value-type="string">
            <text:p>0.109</text:p>
          </table:table-cell>
          <table:table-cell office:value-type="string">
            <text:p>0.000</text:p>
          </table:table-cell>
          <table:table-cell office:value-type="string">
            <text:p>0.3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205(convert_y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3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454(apply_tickdi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3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299(_get_tick_label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49">
            <text:p>37549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0.35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16(_revali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87">
            <text:p>71487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0.3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388(is_datetime64tz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02">
            <text:p>108502</text:p>
          </table:table-cell>
          <table:table-cell office:value-type="string">
            <text:p>0.084</text:p>
          </table:table-cell>
          <table:table-cell office:value-type="string">
            <text:p>0.000</text:p>
          </table:table-cell>
          <table:table-cell office:value-type="string">
            <text:p>0.3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993(set_visi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108">
            <text:p>169108</text:p>
          </table:table-cell>
          <table:table-cell office:value-type="string">
            <text:p>0.166</text:p>
          </table:table-cell>
          <table:table-cell office:value-type="string">
            <text:p>0.000</text:p>
          </table:table-cell>
          <table:table-cell office:value-type="string">
            <text:p>0.3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610(_is_dtype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5">
            <text:p>102675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0.3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43(_set_artist_pro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6">
            <text:p>5716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3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157(set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84">
            <text:p>8484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33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23(_get_xy_displ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0.3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numeric.py:180(_un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92</text:p>
          </table:table-cell>
          <table:table-cell office:value-type="string">
            <text:p>0.000</text:p>
          </table:table-cell>
          <table:table-cell office:value-type="string">
            <text:p>0.3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726(s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200">
            <text:p>116200</text:p>
          </table:table-cell>
          <table:table-cell office:value-type="string">
            <text:p>0.285</text:p>
          </table:table-cell>
          <table:table-cell office:value-type="string">
            <text:p>0.000</text:p>
          </table:table-cell>
          <table:table-cell office:value-type="string">
            <text:p>0.3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09(set_w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969">
            <text:p>77969</text:p>
          </table:table-cell>
          <table:table-cell office:value-type="string">
            <text:p>0.180</text:p>
          </table:table-cell>
          <table:table-cell office:value-type="string">
            <text:p>0.000</text:p>
          </table:table-cell>
          <table:table-cell office:value-type="string">
            <text:p>0.3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231(is_spar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075">
            <text:p>46075</text:p>
          </table:table-cell>
          <table:table-cell office:value-type="string">
            <text:p>0.175</text:p>
          </table:table-cell>
          <table:table-cell office:value-type="string">
            <text:p>0.000</text:p>
          </table:table-cell>
          <table:table-cell office:value-type="string">
            <text:p>0.3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131(update_fro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4111">
            <text:p>514111</text:p>
          </table:table-cell>
          <table:table-cell office:value-type="string">
            <text:p>0.304</text:p>
          </table:table-cell>
          <table:table-cell office:value-type="string">
            <text:p>0.000</text:p>
          </table:table-cell>
          <table:table-cell office:value-type="string">
            <text:p>0.330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abc._abc_instancecheck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002">
            <text:p>80002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3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478(convert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3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834(_sli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128">
            <text:p>60128</text:p>
          </table:table-cell>
          <table:table-cell office:value-type="string">
            <text:p>0.100</text:p>
          </table:table-cell>
          <table:table-cell office:value-type="string">
            <text:p>0.000</text:p>
          </table:table-cell>
          <table:table-cell office:value-type="string">
            <text:p>0.3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dtypes.py:1132(is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3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102(_update_offset_tex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3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29(get_transformed_points_and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3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52(&lt;listcomp&gt;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25879/260352</text:p>
          </table:table-cell>
          <table:table-cell office:value-type="string">
            <text:p>0.266</text:p>
          </table:table-cell>
          <table:table-cell office:value-type="string">
            <text:p>0.000</text:p>
          </table:table-cell>
          <table:table-cell office:value-type="string">
            <text:p>0.3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0(_invalidate_intern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23">
            <text:p>30323</text:p>
          </table:table-cell>
          <table:table-cell office:value-type="string">
            <text:p>0.083</text:p>
          </table:table-cell>
          <table:table-cell office:value-type="string">
            <text:p>0.000</text:p>
          </table:table-cell>
          <table:table-cell office:value-type="string">
            <text:p>0.3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.py:288(fu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28">
            <text:p>35428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0.3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587(transform_path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278">
            <text:p>157278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0.3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45(set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31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lip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27">
            <text:p>44527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0.3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41(yma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336">
            <text:p>89336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0.3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63(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020">
            <text:p>53020</text:p>
          </table:table-cell>
          <table:table-cell office:value-type="string">
            <text:p>0.174</text:p>
          </table:table-cell>
          <table:table-cell office:value-type="string">
            <text:p>0.000</text:p>
          </table:table-cell>
          <table:table-cell office:value-type="string">
            <text:p>0.3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__init__.py:133(check_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8792">
            <text:p>138792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0.3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152(set_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136">
            <text:p>60136</text:p>
          </table:table-cell>
          <table:table-cell office:value-type="string">
            <text:p>0.081</text:p>
          </table:table-cell>
          <table:table-cell office:value-type="string">
            <text:p>0.000</text:p>
          </table:table-cell>
          <table:table-cell office:value-type="string">
            <text:p>0.3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dtypes.py:923(is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69">
            <text:p>56069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0.3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13(froz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3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688(apply_asp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29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124(_cl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353">
            <text:p>88353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0.2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201(is_object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116</text:p>
          </table:table-cell>
          <table:table-cell office:value-type="string">
            <text:p>0.000</text:p>
          </table:table-cell>
          <table:table-cell office:value-type="string">
            <text:p>0.2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847(_set_order_of_magnitu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7">
            <text:p>17867</text:p>
          </table:table-cell>
          <table:table-cell office:value-type="string">
            <text:p>0.081</text:p>
          </table:table-cell>
          <table:table-cell office:value-type="string">
            <text:p>0.000</text:p>
          </table:table-cell>
          <table:table-cell office:value-type="string">
            <text:p>0.2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318(_verify_integri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4">
            <text:p>23814</text:p>
          </table:table-cell>
          <table:table-cell office:value-type="string">
            <text:p>0.118</text:p>
          </table:table-cell>
          <table:table-cell office:value-type="string">
            <text:p>0.000</text:p>
          </table:table-cell>
          <table:table-cell office:value-type="string">
            <text:p>0.2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92(_get_mgr_concatenation_pla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113">
            <text:p>43113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0.2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31(ym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519">
            <text:p>228519</text:p>
          </table:table-cell>
          <table:table-cell office:value-type="string">
            <text:p>0.158</text:p>
          </table:table-cell>
          <table:table-cell office:value-type="string">
            <text:p>0.000</text:p>
          </table:table-cell>
          <table:table-cell office:value-type="string">
            <text:p>0.2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45(set_x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34">
            <text:p>64034</text:p>
          </table:table-cell>
          <table:table-cell office:value-type="string">
            <text:p>0.108</text:p>
          </table:table-cell>
          <table:table-cell office:value-type="string">
            <text:p>0.000</text:p>
          </table:table-cell>
          <table:table-cell office:value-type="string">
            <text:p>0.2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54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15(_get_text1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8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448(_get_text1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950">
            <text:p>193950</text:p>
          </table:table-cell>
          <table:table-cell office:value-type="string">
            <text:p>0.192</text:p>
          </table:table-cell>
          <table:table-cell office:value-type="string">
            <text:p>0.000</text:p>
          </table:table-cell>
          <table:table-cell office:value-type="string">
            <text:p>0.28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base.py:411(fi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992">
            <text:p>94992</text:p>
          </table:table-cell>
          <table:table-cell office:value-type="string">
            <text:p>0.104</text:p>
          </table:table-cell>
          <table:table-cell office:value-type="string">
            <text:p>0.000</text:p>
          </table:table-cell>
          <table:table-cell office:value-type="string">
            <text:p>0.28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29(transform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8969">
            <text:p>1888969</text:p>
          </table:table-cell>
          <table:table-cell office:value-type="string">
            <text:p>0.274</text:p>
          </table:table-cell>
          <table:table-cell office:value-type="string">
            <text:p>0.000</text:p>
          </table:table-cell>
          <table:table-cell office:value-type="string">
            <text:p>0.27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0.27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931(get_yaxis_text1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0.27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855(get_xaxis_text1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2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252(get_tick_sp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17">
            <text:p>48217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0.26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dtype.py:307(_name_includes_bit_suff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388">
            <text:p>134388</text:p>
          </table:table-cell>
          <table:table-cell office:value-type="string">
            <text:p>0.264</text:p>
          </table:table-cell>
          <table:table-cell office:value-type="string">
            <text:p>0.000</text:p>
          </table:table-cell>
          <table:table-cell office:value-type="string">
            <text:p>0.26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791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0.2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2987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130</text:p>
          </table:table-cell>
          <table:table-cell office:value-type="string">
            <text:p>0.000</text:p>
          </table:table-cell>
          <table:table-cell office:value-type="string">
            <text:p>0.2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90(set_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91</text:p>
          </table:table-cell>
          <table:table-cell office:value-type="string">
            <text:p>0.000</text:p>
          </table:table-cell>
          <table:table-cell office:value-type="string">
            <text:p>0.2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641(set_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6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451(_get_text2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18(_get_text2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0.2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517(get_tick_sp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0">
            <text:p>707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2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8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002">
            <text:p>80002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0.2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units.py:58(_is_natively_suppo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253">
            <text:p>42253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0.2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573(is_string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200</text:p>
          </table:table-cell>
          <table:table-cell office:value-type="string">
            <text:p>0.000</text:p>
          </table:table-cell>
          <table:table-cell office:value-type="string">
            <text:p>0.2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27(set_stre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9">
            <text:p>6009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2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307(_process_unit_inf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093">
            <text:p>43093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0.2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06(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2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20(_get_draw_artis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544">
            <text:p>230544</text:p>
          </table:table-cell>
          <table:table-cell office:value-type="string">
            <text:p>0.133</text:p>
          </table:table-cell>
          <table:table-cell office:value-type="string">
            <text:p>0.000</text:p>
          </table:table-cell>
          <table:table-cell office:value-type="string">
            <text:p>0.2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57(set_y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1382">
            <text:p>1861382</text:p>
          </table:table-cell>
          <table:table-cell office:value-type="string">
            <text:p>0.246</text:p>
          </table:table-cell>
          <table:table-cell office:value-type="string">
            <text:p>0.000</text:p>
          </table:table-cell>
          <table:table-cell office:value-type="string">
            <text:p>0.246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endswith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2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881(get_xaxis_text2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8608">
            <text:p>568608</text:p>
          </table:table-cell>
          <table:table-cell office:value-type="string">
            <text:p>0.121</text:p>
          </table:table-cell>
          <table:table-cell office:value-type="string">
            <text:p>0.000</text:p>
          </table:table-cell>
          <table:table-cell office:value-type="string">
            <text:p>0.2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22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2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957(get_yaxis_text2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15">
            <text:p>33215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0.2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26(xm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2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struction.py:655(_validate_or_indexify_colum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23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2773(_wrap_setop_resul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57">
            <text:p>59657</text:p>
          </table:table-cell>
          <table:table-cell office:value-type="string">
            <text:p>0.094</text:p>
          </table:table-cell>
          <table:table-cell office:value-type="string">
            <text:p>0.000</text:p>
          </table:table-cell>
          <table:table-cell office:value-type="string">
            <text:p>0.23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161(_fast_from_codes_and_ver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8">
            <text:p>23818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2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534(_consolidate_inpl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888">
            <text:p>71888</text:p>
          </table:table-cell>
          <table:table-cell office:value-type="string">
            <text:p>0.080</text:p>
          </table:table-cell>
          <table:table-cell office:value-type="string">
            <text:p>0.000</text:p>
          </table:table-cell>
          <table:table-cell office:value-type="string">
            <text:p>0.2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5953(maybe_extract_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2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136(_validate_ste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0.2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6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35">
            <text:p>53735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0.2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467(__s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2025">
            <text:p>1682025</text:p>
          </table:table-cell>
          <table:table-cell office:value-type="string">
            <text:p>0.233</text:p>
          </table:table-cell>
          <table:table-cell office:value-type="string">
            <text:p>0.000</text:p>
          </table:table-cell>
          <table:table-cell office:value-type="string">
            <text:p>0.2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217(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24">
            <text:p>11424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0.2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593(_set_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7">
            <text:p>22147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0.23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411(__finalize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80">
            <text:p>41780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0.23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63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86">
            <text:p>41086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2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044(set_font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2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446(set_x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62">
            <text:p>18662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2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75(is_bool_inde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063">
            <text:p>404063</text:p>
          </table:table-cell>
          <table:table-cell office:value-type="string">
            <text:p>0.220</text:p>
          </table:table-cell>
          <table:table-cell office:value-type="string">
            <text:p>0.000</text:p>
          </table:table-cell>
          <table:table-cell office:value-type="string">
            <text:p>0.220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match'</text:p>
          </table:table-cell>
          <table:table-cell office:value-type="string">
            <text:p>of</text:p>
          </table:table-cell>
          <table:table-cell office:value-type="string">
            <text:p>re.Pattern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102</text:p>
          </table:table-cell>
          <table:table-cell office:value-type="string">
            <text:p>0.000</text:p>
          </table:table-cell>
          <table:table-cell office:value-type="string">
            <text:p>0.2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358(set_dash_cap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89">
            <text:p>19089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2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40(get_transformed_path_and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5">
            <text:p>67995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0.2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632(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109</text:p>
          </table:table-cell>
          <table:table-cell office:value-type="string">
            <text:p>0.000</text:p>
          </table:table-cell>
          <table:table-cell office:value-type="string">
            <text:p>0.2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00(set_varia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632">
            <text:p>209632</text:p>
          </table:table-cell>
          <table:table-cell office:value-type="string">
            <text:p>0.217</text:p>
          </table:table-cell>
          <table:table-cell office:value-type="string">
            <text:p>0.000</text:p>
          </table:table-cell>
          <table:table-cell office:value-type="string">
            <text:p>0.217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eshape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70">
            <text:p>707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8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0.2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60(_stack_arra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3">
            <text:p>5413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2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599(find_common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8">
            <text:p>48208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2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551(_is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0">
            <text:p>566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045(_s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3783(_get_item_cach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39610/39609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89(get_po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9596">
            <text:p>1279596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0.2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deprecation.py:41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6">
            <text:p>23816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0.2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536(_combine_concat_pla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311">
            <text:p>84311</text:p>
          </table:table-cell>
          <table:table-cell office:value-type="string">
            <text:p>0.102</text:p>
          </table:table-cell>
          <table:table-cell office:value-type="string">
            <text:p>0.000</text:p>
          </table:table-cell>
          <table:table-cell office:value-type="string">
            <text:p>0.2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187(set_verticalalign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0">
            <text:p>707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2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8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0">
            <text:p>707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2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68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8">
            <text:p>23818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2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522(_protect_consoli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pyplot.py:646(fig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204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64(blank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pyplot.py:313(new_figure_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backend_bases.py:3538(new_figure_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15">
            <text:p>33215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2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36(xma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3</text:p>
          </table:table-cell>
          <table:table-cell office:value-type="string">
            <text:p>c:\Projets\CNA\python-realtime-plotting\env\lib\site-packages\matplotlib\backends\_backend_tk.py:862(new_figure_manager_given_fig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64">
            <text:p>34064</text:p>
          </table:table-cell>
          <table:table-cell office:value-type="string">
            <text:p>0.151</text:p>
          </table:table-cell>
          <table:table-cell office:value-type="string">
            <text:p>0.000</text:p>
          </table:table-cell>
          <table:table-cell office:value-type="string">
            <text:p>0.2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18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62">
            <text:p>34062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0.2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69(mgr_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452">
            <text:p>2545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2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63(__array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742">
            <text:p>71742</text:p>
          </table:table-cell>
          <table:table-cell office:value-type="string">
            <text:p>0.120</text:p>
          </table:table-cell>
          <table:table-cell office:value-type="string">
            <text:p>0.000</text:p>
          </table:table-cell>
          <table:table-cell office:value-type="string">
            <text:p>0.19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757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0.1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229(_adjust_loc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020">
            <text:p>53020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0.1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190(_update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43">
            <text:p>5343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1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089(_set_artist_pro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0">
            <text:p>2511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1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04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49">
            <text:p>37549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1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717(_get_transformed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943">
            <text:p>60943</text:p>
          </table:table-cell>
          <table:table-cell office:value-type="string">
            <text:p>0.104</text:p>
          </table:table-cell>
          <table:table-cell office:value-type="string">
            <text:p>0.000</text:p>
          </table:table-cell>
          <table:table-cell office:value-type="string">
            <text:p>0.195</text:p>
          </table:table-cell>
          <table:table-cell office:value-type="string">
            <text:p>0.000</text:p>
          </table:table-cell>
          <table:table-cell office:value-type="string">
            <text:p>{pandas._libs.lib.is_list_like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0.19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1250(_validate_nam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6442">
            <text:p>1926442</text:p>
          </table:table-cell>
          <table:table-cell office:value-type="string">
            <text:p>0.192</text:p>
          </table:table-cell>
          <table:table-cell office:value-type="string">
            <text:p>0.000</text:p>
          </table:table-cell>
          <table:table-cell office:value-type="string">
            <text:p>0.192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569(defaul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02480">
            <text:p>1102480</text:p>
          </table:table-cell>
          <table:table-cell office:value-type="string">
            <text:p>0.188</text:p>
          </table:table-cell>
          <table:table-cell office:value-type="string">
            <text:p>0.000</text:p>
          </table:table-cell>
          <table:table-cell office:value-type="string">
            <text:p>0.18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it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216">
            <text:p>48216</text:p>
          </table:table-cell>
          <table:table-cell office:value-type="string">
            <text:p>0.066</text:p>
          </table:table-cell>
          <table:table-cell office:value-type="string">
            <text:p>0.000</text:p>
          </table:table-cell>
          <table:table-cell office:value-type="string">
            <text:p>0.1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663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234">
            <text:p>42234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0.1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359(issub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2">
            <text:p>23812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0.1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ops\common.py:70(get_op_result_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2">
            <text:p>19032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186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round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084">
            <text:p>42084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0.1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1239(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0.18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02(get_sli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18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375(contains_branch_seperate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13">
            <text:p>18413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180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ll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1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919(_get_values_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288">
            <text:p>96288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0.1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090(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370">
            <text:p>840370</text:p>
          </table:table-cell>
          <table:table-cell office:value-type="string">
            <text:p>0.178</text:p>
          </table:table-cell>
          <table:table-cell office:value-type="string">
            <text:p>0.000</text:p>
          </table:table-cell>
          <table:table-cell office:value-type="string">
            <text:p>0.17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issubclas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015">
            <text:p>39015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0.1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703(is_integer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311">
            <text:p>84311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0.1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949(set_horizontalalign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456">
            <text:p>500456</text:p>
          </table:table-cell>
          <table:table-cell office:value-type="string">
            <text:p>0.147</text:p>
          </table:table-cell>
          <table:table-cell office:value-type="string">
            <text:p>0.000</text:p>
          </table:table-cell>
          <table:table-cell office:value-type="string">
            <text:p>0.177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has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0.1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24(_get_dtype_kin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769">
            <text:p>89769</text:p>
          </table:table-cell>
          <table:table-cell office:value-type="string">
            <text:p>0.110</text:p>
          </table:table-cell>
          <table:table-cell office:value-type="string">
            <text:p>0.000</text:p>
          </table:table-cell>
          <table:table-cell office:value-type="string">
            <text:p>0.1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312(is_math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084</text:p>
          </table:table-cell>
          <table:table-cell office:value-type="string">
            <text:p>0.000</text:p>
          </table:table-cell>
          <table:table-cell office:value-type="string">
            <text:p>0.1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77(set_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20">
            <text:p>572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1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619(set_major_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8">
            <text:p>16968</text:p>
          </table:table-cell>
          <table:table-cell office:value-type="string">
            <text:p>0.135</text:p>
          </table:table-cell>
          <table:table-cell office:value-type="string">
            <text:p>0.000</text:p>
          </table:table-cell>
          <table:table-cell office:value-type="string">
            <text:p>0.1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99(nonsingul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229">
            <text:p>24229</text:p>
          </table:table-cell>
          <table:table-cell office:value-type="string">
            <text:p>0.071</text:p>
          </table:table-cell>
          <table:table-cell office:value-type="string">
            <text:p>0.000</text:p>
          </table:table-cell>
          <table:table-cell office:value-type="string">
            <text:p>0.1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0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26">
            <text:p>10826</text:p>
          </table:table-cell>
          <table:table-cell office:value-type="string">
            <text:p>0.129</text:p>
          </table:table-cell>
          <table:table-cell office:value-type="string">
            <text:p>0.000</text:p>
          </table:table-cell>
          <table:table-cell office:value-type="string">
            <text:p>0.1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575(_can_coerce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1545">
            <text:p>241545</text:p>
          </table:table-cell>
          <table:table-cell office:value-type="string">
            <text:p>0.117</text:p>
          </table:table-cell>
          <table:table-cell office:value-type="string">
            <text:p>0.000</text:p>
          </table:table-cell>
          <table:table-cell office:value-type="string">
            <text:p>0.1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747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1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356(contains_bran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18">
            <text:p>64818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0.1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093(set_line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36">
            <text:p>8636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1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820(from_boun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16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568(transform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0.1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599(get_ext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75</text:p>
          </table:table-cell>
          <table:table-cell office:value-type="string">
            <text:p>0.000</text:p>
          </table:table-cell>
          <table:table-cell office:value-type="string">
            <text:p>0.1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90(_clip_dep_is_scalar_na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1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773(set_y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66">
            <text:p>72866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81(transform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058(set_draw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40</text:p>
          </table:table-cell>
          <table:table-cell office:value-type="string">
            <text:p>c:\Projets\CNA\python-realtime-plotting\env\lib\site-packages\matplotlib\_api\deprecation.py:459(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40</text:p>
          </table:table-cell>
          <table:table-cell office:value-type="string">
            <text:p>c:\Projets\CNA\python-realtime-plotting\env\lib\site-packages\matplotlib\axes\_base.py:55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7641">
            <text:p>1227641</text:p>
          </table:table-cell>
          <table:table-cell office:value-type="string">
            <text:p>0.161</text:p>
          </table:table-cell>
          <table:table-cell office:value-type="string">
            <text:p>0.000</text:p>
          </table:table-cell>
          <table:table-cell office:value-type="string">
            <text:p>0.161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id}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54625/144613</text:p>
          </table:table-cell>
          <table:table-cell office:value-type="string">
            <text:p>0.118</text:p>
          </table:table-cell>
          <table:table-cell office:value-type="string">
            <text:p>0.000</text:p>
          </table:table-cell>
          <table:table-cell office:value-type="string">
            <text:p>0.1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69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17">
            <text:p>11917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1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602(cond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8">
            <text:p>23818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1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538(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1397">
            <text:p>981397</text:p>
          </table:table-cell>
          <table:table-cell office:value-type="string">
            <text:p>0.155</text:p>
          </table:table-cell>
          <table:table-cell office:value-type="string">
            <text:p>0.000</text:p>
          </table:table-cell>
          <table:table-cell office:value-type="string">
            <text:p>0.155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ppend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727">
            <text:p>216727</text:p>
          </table:table-cell>
          <table:table-cell office:value-type="string">
            <text:p>0.097</text:p>
          </table:table-cell>
          <table:table-cell office:value-type="string">
            <text:p>0.000</text:p>
          </table:table-cell>
          <table:table-cell office:value-type="string">
            <text:p>0.1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function_base.py:244(iter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294">
            <text:p>36294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nstruction.py:354(extract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tride_tricks.py:414(_broadcast_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279">
            <text:p>129279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08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816">
            <text:p>131816</text:p>
          </table:table-cell>
          <table:table-cell office:value-type="string">
            <text:p>0.084</text:p>
          </table:table-cell>
          <table:table-cell office:value-type="string">
            <text:p>0.000</text:p>
          </table:table-cell>
          <table:table-cell office:value-type="string">
            <text:p>0.1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66(_scale_dash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49">
            <text:p>37549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1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56(get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1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395(_shallow_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94">
            <text:p>41094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1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094(set_zor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2">
            <text:p>1903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1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709(round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1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683(_set_ticklef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317">
            <text:p>134317</text:p>
          </table:table-cell>
          <table:table-cell office:value-type="string">
            <text:p>0.150</text:p>
          </table:table-cell>
          <table:table-cell office:value-type="string">
            <text:p>0.000</text:p>
          </table:table-cell>
          <table:table-cell office:value-type="string">
            <text:p>0.1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7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1">
            <text:p>34461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1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743(validate_all_hash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13">
            <text:p>18413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1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59(_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605(is_excluded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377">
            <text:p>545377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enum.py:580(__new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314(set_dash_join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703(_set_tickdow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34">
            <text:p>35734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307(is_float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476">
            <text:p>188476</text:p>
          </table:table-cell>
          <table:table-cell office:value-type="string">
            <text:p>0.114</text:p>
          </table:table-cell>
          <table:table-cell office:value-type="string">
            <text:p>0.000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858(clean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2036/11020</text:p>
          </table:table-cell>
          <table:table-cell office:value-type="string">
            <text:p>0.066</text:p>
          </table:table-cell>
          <table:table-cell office:value-type="string">
            <text:p>0.000</text:p>
          </table:table-cell>
          <table:table-cell office:value-type="string">
            <text:p>0.1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units.py:192(get_conver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192">
            <text:p>714192</text:p>
          </table:table-cell>
          <table:table-cell office:value-type="string">
            <text:p>0.139</text:p>
          </table:table-cell>
          <table:table-cell office:value-type="string">
            <text:p>0.000</text:p>
          </table:table-cell>
          <table:table-cell office:value-type="string">
            <text:p>0.1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763(_idle_draw_cnt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00">
            <text:p>102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1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697(_set_tick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2">
            <text:p>19032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rou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992">
            <text:p>94992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path.affine_transform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216">
            <text:p>48216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0.13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879(_interval_contains_clos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0145/80143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1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562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0.1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372(set_solid_cap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1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39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2493">
            <text:p>372493</text:p>
          </table:table-cell>
          <table:table-cell office:value-type="string">
            <text:p>0.111</text:p>
          </table:table-cell>
          <table:table-cell office:value-type="string">
            <text:p>0.000</text:p>
          </table:table-cell>
          <table:table-cell office:value-type="string">
            <text:p>0.13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set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1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346(g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599">
            <text:p>53599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0.132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sum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553">
            <text:p>22553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1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538(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646">
            <text:p>49646</text:p>
          </table:table-cell>
          <table:table-cell office:value-type="string">
            <text:p>0.130</text:p>
          </table:table-cell>
          <table:table-cell office:value-type="string">
            <text:p>0.000</text:p>
          </table:table-cell>
          <table:table-cell office:value-type="string">
            <text:p>0.130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roun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129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ptp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12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496(set_pickradi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157">
            <text:p>331157</text:p>
          </table:table-cell>
          <table:table-cell office:value-type="string">
            <text:p>0.128</text:p>
          </table:table-cell>
          <table:table-cell office:value-type="string">
            <text:p>0.000</text:p>
          </table:table-cell>
          <table:table-cell office:value-type="string">
            <text:p>0.1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71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86">
            <text:p>9186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1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420(update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8">
            <text:p>62368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1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735(g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676">
            <text:p>102676</text:p>
          </table:table-cell>
          <table:table-cell office:value-type="string">
            <text:p>0.093</text:p>
          </table:table-cell>
          <table:table-cell office:value-type="string">
            <text:p>0.000</text:p>
          </table:table-cell>
          <table:table-cell office:value-type="string">
            <text:p>0.1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deprecation.py:476(deprecate_method_overri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2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242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1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553(set_major_formatte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79427/79426</text:p>
          </table:table-cell>
          <table:table-cell office:value-type="string">
            <text:p>0.092</text:p>
          </table:table-cell>
          <table:table-cell office:value-type="string">
            <text:p>0.000</text:p>
          </table:table-cell>
          <table:table-cell office:value-type="string">
            <text:p>0.127</text:p>
          </table:table-cell>
          <table:table-cell office:value-type="string">
            <text:p>0.000</text:p>
          </table:table-cell>
          <table:table-cell office:value-type="string">
            <text:p>&lt;frozen</text:p>
          </table:table-cell>
          <table:table-cell office:value-type="string">
            <text:p>importlib._bootstrap&gt;:1033(_handle_fromlis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36">
            <text:p>16236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1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63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126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tkinter.creat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1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3025(_convert_can_do_se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0.1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328(set_solid_join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14">
            <text:p>37714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126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max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7820/7112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1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58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20">
            <text:p>2382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1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61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80">
            <text:p>73680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0.1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cale.py:108(g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812">
            <text:p>90812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1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218(get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615">
            <text:p>129615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1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53(set_foregr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48">
            <text:p>178648</text:p>
          </table:table-cell>
          <table:table-cell office:value-type="string">
            <text:p>0.091</text:p>
          </table:table-cell>
          <table:table-cell office:value-type="string">
            <text:p>0.000</text:p>
          </table:table-cell>
          <table:table-cell office:value-type="string">
            <text:p>0.1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390(get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9">
            <text:p>43229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0.1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53(set_rotation_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087">
            <text:p>49087</text:p>
          </table:table-cell>
          <table:table-cell office:value-type="string">
            <text:p>0.120</text:p>
          </table:table-cell>
          <table:table-cell office:value-type="string">
            <text:p>0.000</text:p>
          </table:table-cell>
          <table:table-cell office:value-type="string">
            <text:p>0.120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empt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335">
            <text:p>10335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1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689(_set_tickr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1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952(set_alph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1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374(set_xb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34">
            <text:p>10834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1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341(is_bool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690">
            <text:p>150690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1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30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8">
            <text:p>7068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0.1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4324(get_childr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13</text:p>
          </table:table-cell>
          <table:table-cell office:value-type="string">
            <text:p>c:\Projets\CNA\python-realtime-plotting\test_MatPlotLib\display.py:90(_set_labe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13</text:p>
          </table:table-cell>
          <table:table-cell office:value-type="string">
            <text:p>c:\Projets\CNA\python-realtime-plotting\test_MatPlotLib\display.py:98(_add_check_bo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1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579(set_minor_formatte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0271/7085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1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55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1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876(update_from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0.1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asarray.py:293(requi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18">
            <text:p>48218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1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628(_format_maybe_minus_and_lo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380">
            <text:p>5538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1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178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2">
            <text:p>19032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1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199(ar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75">
            <text:p>29775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1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681(is_consolida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80">
            <text:p>1868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109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min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1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635(set_minor_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1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577(transform_path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6534">
            <text:p>426534</text:p>
          </table:table-cell>
          <table:table-cell office:value-type="string">
            <text:p>0.107</text:p>
          </table:table-cell>
          <table:table-cell office:value-type="string">
            <text:p>0.000</text:p>
          </table:table-cell>
          <table:table-cell office:value-type="string">
            <text:p>0.107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values'</text:p>
          </table:table-cell>
          <table:table-cell office:value-type="string">
            <text:p>of</text:p>
          </table:table-cell>
          <table:table-cell office:value-type="string">
            <text:p>mappingprox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98(set_math_font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268">
            <text:p>686268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lower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1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718(set_yb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633">
            <text:p>48633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0.104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sor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1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518(pt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468">
            <text:p>84468</text:p>
          </table:table-cell>
          <table:table-cell office:value-type="string">
            <text:p>0.068</text:p>
          </table:table-cell>
          <table:table-cell office:value-type="string">
            <text:p>0.000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285(issubclass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413">
            <text:p>125413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inference.py:322(is_hash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69">
            <text:p>24969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1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36(get_rot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34">
            <text:p>30334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102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copyto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714">
            <text:p>37714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1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37(_ama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1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693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0">
            <text:p>2898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101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ndim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812">
            <text:p>23812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0.10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ops\common.py:92(_maybe_match_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892">
            <text:p>53892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186(transform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126(__eq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9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80(transform_path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09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ing.py:1426(_validate_inte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9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31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6532">
            <text:p>426532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657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7470">
            <text:p>237470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_new__</text:p>
          </table:table-cell>
          <table:table-cell office:value-type="string">
            <text:p>of</text:p>
          </table:table-cell>
          <table:table-cell office:value-type="string">
            <text:p>type</text:p>
          </table:table-cell>
          <table:table-cell office:value-type="string">
            <text:p>object</text:p>
          </table:table-cell>
          <table:table-cell office:value-type="string">
            <text:p>at</text:p>
          </table:table-cell>
          <table:table-cell office:value-type="string">
            <text:p>0x00007FFE14D03C60}</text:p>
          </table:table-cell>
        </table:table-row>
        <table:table-row table:style-name="ro1">
          <table:table-cell/>
          <table:table-cell office:value-type="float" office:value="24969">
            <text:p>24969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19(_preprocess_m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18">
            <text:p>35718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9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3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54">
            <text:p>585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358(get_xb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97">
            <text:p>188797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879(_str_equ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84">
            <text:p>232384</text:p>
          </table:table-cell>
          <table:table-cell office:value-type="string">
            <text:p>0.066</text:p>
          </table:table-cell>
          <table:table-cell office:value-type="string">
            <text:p>0.000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005(_normalize_font_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string">
            <text:p>0.092</text:p>
          </table:table-cell>
          <table:table-cell office:value-type="string">
            <text:p>0.000</text:p>
          </table:table-cell>
          <table:table-cell office:value-type="string">
            <text:p>0.09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path.update_path_extent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662">
            <text:p>18662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9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inference.py:185(is_array_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0.09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188(set_markeredge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35">
            <text:p>6535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9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273(maybe_infer_to_datetime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4">
            <text:p>5664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9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37(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34">
            <text:p>30334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9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63(_asarray_comp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8">
            <text:p>23818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975(consoli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80">
            <text:p>1868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41(_am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54">
            <text:p>5854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406(get_x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5">
            <text:p>43225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54(set_uset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09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413(get_fo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6460">
            <text:p>67646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callabl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88</text:p>
          </table:table-cell>
          <table:table-cell office:value-type="string">
            <text:p>c:\Projets\CNA\python-realtime-plotting\test_MatPlotLib\display.py:3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44</text:p>
          </table:table-cell>
          <table:table-cell office:value-type="string">
            <text:p>c:\Projets\CNA\python-realtime-plotting\env\lib\site-packages\matplotlib\figure.py:655(add_subplo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base.py:796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79</text:p>
          </table:table-cell>
          <table:table-cell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20(scale_ran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0">
            <text:p>72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73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7">
            <text:p>23817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645(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44</text:p>
          </table:table-cell>
          <table:table-cell office:value-type="string">
            <text:p>c:\Projets\CNA\python-realtime-plotting\env\lib\site-packages\matplotlib\axes\_subplots.py:1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099(_gen_axes_p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452">
            <text:p>357452</text:p>
          </table:table-cell>
          <table:table-cell office:value-type="string">
            <text:p>0.071</text:p>
          </table:table-cell>
          <table:table-cell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_backend_tk.py:230(draw_id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105(_clip_dep_invoke_with_cast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5">
            <text:p>17865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689(_consolidate_che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93">
            <text:p>16593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88(make_block_same_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2149">
            <text:p>382149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0.08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19(get_po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8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5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08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273(_pt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22">
            <text:p>23822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08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70(all_no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73(set_join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34">
            <text:p>36934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585(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8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721(__array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231(get_reindexed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79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diff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920">
            <text:p>3692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0.07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949(_get_marker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59">
            <text:p>18559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arang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998(i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931">
            <text:p>115931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avel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0.07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231(set_markersiz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3841/13840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92(boun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76">
            <text:p>6376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074(set_lab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38</text:p>
          </table:table-cell>
          <table:table-cell office:value-type="string">
            <text:p>c:\Projets\CNA\python-realtime-plotting\env\lib\site-packages\matplotlib\pyplot.py:953(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38</text:p>
          </table:table-cell>
          <table:table-cell office:value-type="string">
            <text:p>c:\Projets\CNA\python-realtime-plotting\env\lib\site-packages\matplotlib\figure.py:538(add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7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993(g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046">
            <text:p>51046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07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92(fix_min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0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32(_get_dash_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7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541(set_markeve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69">
            <text:p>24969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40(get_rot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7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um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rs.py:313(deprecate_ndim_index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3306(_box_col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2">
            <text:p>19032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ound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033(set_antialias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117">
            <text:p>124117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87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70">
            <text:p>2977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0.07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470(_get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7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07(set_cap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07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95(_get_distinct_obj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0">
            <text:p>566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59(froz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0">
            <text:p>782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l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84">
            <text:p>848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212(get_ticks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0.06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numeric.py:256(_can_union_without_object_ca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0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173(set_markeredg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857">
            <text:p>66857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0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66(x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06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50(get_hinting_fla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06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tride_tricks.py:53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479">
            <text:p>104479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0.066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ma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130(filterwarning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9538">
            <text:p>179538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ount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442">
            <text:p>395442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0.06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86(get_rasteriz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function_base.py:1153(dif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092">
            <text:p>42092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563(_reset_identi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45(_su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6536">
            <text:p>426536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0.06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inspect.py:2882(parameter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00(_set_labelrot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2">
            <text:p>47632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69(n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48">
            <text:p>95248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313(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998">
            <text:p>53998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57(ensure_python_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745">
            <text:p>42745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stype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597">
            <text:p>149597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01(set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6">
            <text:p>5716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151(_stairca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5323">
            <text:p>285323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0.06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900(get_matrix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9353/1647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40(_invalidate_intern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84">
            <text:p>848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908(_get_ticks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299">
            <text:p>40299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611(get_sn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49">
            <text:p>37549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05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54(__boo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435">
            <text:p>77435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5836(ensure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">
            <text:p>71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983(_update_trans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02">
            <text:p>41202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56(interval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5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17(get_text_width_height_desc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250">
            <text:p>239250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0.057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delatt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922">
            <text:p>68922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76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108">
            <text:p>5310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105(get_default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24">
            <text:p>10824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4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991">
            <text:p>44991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05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95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0">
            <text:p>2898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106(n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924">
            <text:p>359924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771(is_sav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0">
            <text:p>782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355(a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060">
            <text:p>15906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0.05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__init__.py:153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7">
            <text:p>17867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3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8">
            <text:p>16968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134(get_patch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864">
            <text:p>63864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648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24">
            <text:p>1272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nonzero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53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8">
            <text:p>4219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hape_base.py:608(_column_stack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582">
            <text:p>53582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0.05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474(equa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36">
            <text:p>22036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696(safe_first_ele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015(get_hatch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4">
            <text:p>5664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429(_validate_converted_lim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34">
            <text:p>36934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26(internal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9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0.052</text:p>
          </table:table-cell>
          <table:table-cell office:value-type="string">
            <text:p>0.000</text:p>
          </table:table-cell>
          <table:table-cell office:value-type="string">
            <text:p>{pandas._libs.lib.to_object_array}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033">
            <text:p>46033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885(set_alph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056">
            <text:p>187056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91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653">
            <text:p>375653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0.05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18(get_visi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442">
            <text:p>395442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911(get_agg_fil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555">
            <text:p>22555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488(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warnings.war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064">
            <text:p>34064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lags.py:4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42">
            <text:p>39542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575(get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231">
            <text:p>77231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54(__array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214">
            <text:p>155214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0.04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222(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716">
            <text:p>287716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199(vertic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22">
            <text:p>35722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44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40">
            <text:p>3534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783(__i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054">
            <text:p>36054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0.04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65(interva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3020(_assert_can_do_seto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4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303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746">
            <text:p>250746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__init__.py:7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373(_update_offset_tex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232(_sanitize_and_che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411">
            <text:p>125411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39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4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dtype.py:34(__s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968(interval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22">
            <text:p>35722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88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4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99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670">
            <text:p>14667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var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271">
            <text:p>68271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76(y0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991(_consolidate_inpl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2">
            <text:p>596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nstruction.py:612(is_empty_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inference.py:391(is_data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24">
            <text:p>47624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04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561(_next_or_no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3324(_convert_slice_inde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2">
            <text:p>595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510(is_bo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8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540">
            <text:p>17254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values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570">
            <text:p>12657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tride_tricks.py:54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117">
            <text:p>124117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85(clas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07">
            <text:p>220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52(_set_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4">
            <text:p>4244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749(nonsingul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8">
            <text:p>5418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615(is_dtype_equ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499">
            <text:p>65499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10(n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2706(_un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4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620(array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408/6381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62(_iter_break_from_left_to_r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330(_set_title_offset_tra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452">
            <text:p>25452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92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11">
            <text:p>6411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_api\deprecation.py:327(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199(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264">
            <text:p>42264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format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68">
            <text:p>36768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3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556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6">
            <text:p>23816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476(_get_block_manager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496">
            <text:p>96496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0.03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update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01">
            <text:p>23301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600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">
            <text:p>71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19(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11">
            <text:p>6411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200(conn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3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3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extrac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8</text:p>
          </table:table-cell>
          <table:table-cell office:value-type="string">
            <text:p>c:\Projets\CNA\python-realtime-plotting\env\lib\site-packages\matplotlib\widgets.py:83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34">
            <text:p>35734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32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411">
            <text:p>171411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multiarray.py:716(do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140">
            <text:p>16114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1232(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test_MatPlotLib\utils.py:5(csv_to_DataFr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env\lib\site-packages\pandas\io\parsers.py:533(read_csv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8">
            <text:p>16968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282(get_patch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env\lib\site-packages\pandas\io\parsers.py:447(_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344">
            <text:p>157344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6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416">
            <text:p>40416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161(_check_n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3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39(array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frozen.py:66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5">
            <text:p>17865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69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28">
            <text:p>47628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628(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768">
            <text:p>75768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58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90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496">
            <text:p>65496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456(_get_axis_numb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function_base.py:1651(extra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05">
            <text:p>28905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5449(__g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20">
            <text:p>3692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890(_str_lower_equ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97">
            <text:p>22197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355(is_datetime64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24">
            <text:p>12724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827(nonzer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>
            <text:p>8234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2(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59(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8">
            <text:p>5958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340(_validate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6">
            <text:p>23816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1281(_get_nam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5">
            <text:p>31485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351(i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476">
            <text:p>188476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86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156">
            <text:p>82156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0.03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549(__getatt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595">
            <text:p>40595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347(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95">
            <text:p>16195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54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8">
            <text:p>42198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shape_base.py:208(_arrays_for_stack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87">
            <text:p>140987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251(_any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884">
            <text:p>175884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309(_get_dp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273">
            <text:p>87273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65(mgr_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65">
            <text:p>29765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35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8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096(wm_iconphoto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774">
            <text:p>204774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109(sticky_edg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57(blkn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arrays\numpy_.py:15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501(_is_uniform_re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02(set_antialias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2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234(is_numeric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ing.py:103(il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998">
            <text:p>88998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co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26">
            <text:p>9226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642(construct_1d_ndarray_preserving_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8">
            <text:p>16968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getlimits.py:382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89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base.py:386(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6">
            <text:p>25016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317(apply_if_call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1">
            <text:p>1471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2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59(set_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349">
            <text:p>113349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{pandas._libs.lib.is_integer}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1645/21331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abc.py:100(__subclasschec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32(_rebuild_blknos_and_blk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344">
            <text:p>157344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7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7">
            <text:p>22147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0.02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lags.py:83(allows_duplicate_labe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998">
            <text:p>8899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s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6192">
            <text:p>116192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70(set_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11">
            <text:p>12511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769(pandas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2">
            <text:p>5952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pandas._libs.lib.is_bool_array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4388">
            <text:p>134388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80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727">
            <text:p>66727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{pandas._libs.lib.is_scalar}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33">
            <text:p>8533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616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reshape\concat.py:529(_get_result_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lear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217">
            <text:p>48217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dtype.py:24(_kind_nam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43">
            <text:p>9843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439(_set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cale.py:621(scale_facto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66(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923(get_markeredg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33">
            <text:p>111233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597(get_g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30">
            <text:p>6363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image.py:12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pandas\io\parsers.py:1055(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912">
            <text:p>151912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853(get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49(closet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646">
            <text:p>49646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5(_wrap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37">
            <text:p>21237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mi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824">
            <text:p>1082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56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453(set_fi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505">
            <text:p>173505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58(get_size_in_po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808">
            <text:p>90808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312(_set_dp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0.02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84(set_line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57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990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4">
            <text:p>54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677(maybe_cast_to_integer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754">
            <text:p>154754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ab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718">
            <text:p>35718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8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821">
            <text:p>113821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radian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7493">
            <text:p>137493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10(get_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0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276(is_string_like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re.py:250(comp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et_size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17(_get_toolb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9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68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11">
            <text:p>6411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12(_weak_or_strong_re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181(_add_filt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812">
            <text:p>23812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0.02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19(is_nonempt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40">
            <text:p>7784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dd'</text:p>
          </table:table-cell>
          <table:table-cell office:value-type="string">
            <text:p>of</text:p>
          </table:table-cell>
          <table:table-cell office:value-type="string">
            <text:p>se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14">
            <text:p>23814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17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20">
            <text:p>1312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earchsorted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059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52">
            <text:p>145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cycler.py:349(by_ke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388">
            <text:p>134388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810(&lt;listcomp&gt;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1645/21331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abc._abc_subclasscheck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13">
            <text:p>16813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429(is_timedelta64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3</text:p>
          </table:table-cell>
          <table:table-cell office:value-type="string">
            <text:p>c:\Projets\CNA\python-realtime-plotting\env\lib\site-packages\matplotlib\backends\_backend_tk.py:576(_Butt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949(get_inve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93">
            <text:p>127193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213(cod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4">
            <text:p>328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ny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asarray.py:382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49">
            <text:p>15649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91(transform_path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493">
            <text:p>137493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22(get_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819(get_clip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9">
            <text:p>749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548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es\_base.py:3191(tick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68">
            <text:p>10968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83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rs.py:52(is_list_like_inde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100(_clip_dep_is_byte_swapp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14">
            <text:p>23814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27(is_single_b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531">
            <text:p>151531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89(get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44">
            <text:p>47644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7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991">
            <text:p>44991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90(classes_and_not_datetime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424">
            <text:p>39424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log10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800">
            <text:p>648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372(_set_noth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079">
            <text:p>137079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61(get_fi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dataclasses.py:1047(is_dataclas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493">
            <text:p>137493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29(get_varia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493">
            <text:p>137493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35(get_w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078">
            <text:p>137078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890(get_math_font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815(after_id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834(get_dash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axes\_base.py:742(_init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25(get_tick_padd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16</text:p>
          </table:table-cell>
          <table:table-cell office:value-type="string">
            <text:p>c:\Projets\CNA\python-realtime-plotting\env\lib\site-packages\matplotlib\backends\_backend_tk.py:16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493">
            <text:p>137493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744(get_stre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96">
            <text:p>55996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588(_bloc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5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rray_equa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200">
            <text:p>562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248(fla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190(needs_fillin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88(set_ur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24">
            <text:p>10824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58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50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63(any_no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03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791(aft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055">
            <text:p>76055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eplace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233">
            <text:p>111233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75(open_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283(view_lim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4">
            <text:p>595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3834(_set_is_co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7</text:p>
          </table:table-cell>
          <table:table-cell office:value-type="string">
            <text:p>c:\Projets\CNA\python-realtime-plotting\env\lib\site-packages\pandas\io\parsers.py:2059(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990">
            <text:p>7799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60(get_fill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334(__contains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6">
            <text:p>328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methods.py:53(_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9">
            <text:p>5959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69(_shape_compa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0.014</text:p>
          </table:table-cell>
          <table:table-cell office:value-type="string">
            <text:p>0.007</text:p>
          </table:table-cell>
          <table:table-cell office:value-type="string">
            <text:p>{method</text:p>
          </table:table-cell>
          <table:table-cell office:value-type="string">
            <text:p>read'</text:p>
          </table:table-cell>
          <table:table-cell office:value-type="string">
            <text:p>of</text:p>
          </table:table-cell>
          <table:table-cell office:value-type="string">
            <text:p>pandas._libs.parsers.TextRead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771(get_off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4">
            <text:p>282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rave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68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62">
            <text:p>73762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73(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33">
            <text:p>111233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82(close_grou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706(get_path_effec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669">
            <text:p>72669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94(_reshape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784(create_imag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764(_crea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2">
            <text:p>541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fromkey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920">
            <text:p>3692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82(points_to_pixe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458(__en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11">
            <text:p>6411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eakref.py:47(__new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84">
            <text:p>818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ma\core.py:666(get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243">
            <text:p>61243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multiarray.py:143(concaten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435">
            <text:p>80435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244(should_simpl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98">
            <text:p>2198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26(_set_edg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8">
            <text:p>548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.py:2392(array_equ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874(get_sn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67">
            <text:p>17867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343(sha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19">
            <text:p>9919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760(get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36">
            <text:p>16236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ast.py:154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468">
            <text:p>90468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737(_amin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8">
            <text:p>706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720(__len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13">
            <text:p>5413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65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api.py:253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792(resto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3</text:p>
          </table:table-cell>
          <table:table-cell table:number-columns-repeated="2" office:value-type="string">
            <text:p>0.012</text:p>
          </table:table-cell>
          <table:table-cell office:value-type="string">
            <text:p>c:\Projets\CNA\python-realtime-plotting\env\lib\site-packages\matplotlib\font_manager.py:1307(_findfont_cach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022(get_hatch_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011(get_h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882">
            <text:p>9188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612(_amax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718(sanitize_sequen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32">
            <text:p>11432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66(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24">
            <text:p>1272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nonzero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724">
            <text:p>3572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6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81">
            <text:p>17881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tartswith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ncat.py:138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030(get_hatch_line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435">
            <text:p>80435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232(simplify_threshol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96(set_sn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78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18">
            <text:p>12418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271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59">
            <text:p>17859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32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154">
            <text:p>9215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opy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354(get_minor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1039(_make_engin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2780/639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68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.009</text:p>
          </table:table-cell>
          <table:table-cell office:value-type="string">
            <text:p>0.004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185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299">
            <text:p>40299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27(set_dash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59">
            <text:p>58759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650(get_sketch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53">
            <text:p>34053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lags.py:51(allows_duplicate_labe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319(_sli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582">
            <text:p>83582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034(get_sketch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79">
            <text:p>23279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253(ite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167(add_p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06">
            <text:p>11606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505(_maybe_coerce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092">
            <text:p>42092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yping.py:2015(new_typ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702(get_ybou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764">
            <text:p>36764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828(g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77">
            <text:p>17877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95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38">
            <text:p>47338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1654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23">
            <text:p>30323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847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">
            <text:p>738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287(blended_transform_facto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25">
            <text:p>43225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540(set_wr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2">
            <text:p>283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754(limit_range_for_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24">
            <text:p>1142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77(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sor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23(_getdefaul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2">
            <text:p>146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41(set_edg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56(not_no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750(get_y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90">
            <text:p>639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330(_iter_break_from_left_to_r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4">
            <text:p>282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716(rav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279(set_axis_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50">
            <text:p>355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764(__ite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521(set_clip_bo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3</text:p>
          </table:table-cell>
          <table:table-cell office:value-type="string">
            <text:p>c:\Projets\CNA\python-realtime-plotting\env\lib\site-packages\pandas\core\internals\construction.py:241(init_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334">
            <text:p>30334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multiarray.py:1054(copyto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592">
            <text:p>27592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764(_get_axis_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0">
            <text:p>142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2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9</text:p>
          </table:table-cell>
          <table:table-cell office:value-type="string">
            <text:p>c:\Projets\CNA\python-realtime-plotting\env\lib\site-packages\matplotlib\backends\_backend_tk.py:440(sh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65(get_canvas_width_h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43">
            <text:p>10243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emove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arrays\numpy_.py:202(__array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403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828">
            <text:p>23828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numeric.py:78(_validate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731(raise_if_excee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tak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855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0">
            <text:p>73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24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477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4">
            <text:p>257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739(_is_so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88">
            <text:p>12088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time.ti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11(get_alph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8">
            <text:p>7068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698(value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505(_regist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divmo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934">
            <text:p>36934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233(internal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interp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&lt;frozen</text:p>
          </table:table-cell>
          <table:table-cell office:value-type="string">
            <text:p>importlib._bootstrap&gt;:398(paren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3409(_set_as_cach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8</text:p>
          </table:table-cell>
          <table:table-cell office:value-type="string">
            <text:p>c:\Projets\CNA\python-realtime-plotting\env\lib\site-packages\matplotlib\backends\_backend_tk.py:212(re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179(_update_patch_lim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938">
            <text:p>49938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1268(get_uset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8">
            <text:p>708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386(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1839(is_inte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16">
            <text:p>48216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90(get_l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_bitmap_offset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65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353(get_alt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80">
            <text:p>3818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562(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0">
            <text:p>142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34(set_prop_cyc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836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56">
            <text:p>2856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861(_translate_tick_k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788(draw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884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973(interva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190">
            <text:p>4219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stride_tricks.py:474(_broadcast_arrays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view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89">
            <text:p>19089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1402(is_dash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83">
            <text:p>18683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extend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99(get_childr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function_base.py:1290(inter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856">
            <text:p>22856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27(set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844(so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ypes.py:171(__ge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74">
            <text:p>257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path.is_sor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116">
            <text:p>25116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thread.get_iden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345(get_lo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308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59">
            <text:p>17859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494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49">
            <text:p>37549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583(get_ur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84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62">
            <text:p>1906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3342(is_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4">
            <text:p>2262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283(set_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62">
            <text:p>1906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5296(_validate_inde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437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94(ta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es\_base.py:1116(_gen_axes_spin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5">
            <text:p>31815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918(set_clip_rectang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13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99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26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423(linear_sp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64">
            <text:p>38064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195(_around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3">
            <text:p>5953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concat.py:7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55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6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002(wm_deiconify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test_MatPlotLib\display.py:63(set_bounda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arnings.py:96(_showwarnmsg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456">
            <text:p>2245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blocks.py:147(_maybe_coerce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737(set_clip_bo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9">
            <text:p>1429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69(as_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0">
            <text:p>2898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3102(_ndim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536(get_wr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3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08">
            <text:p>12308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{pandas._libs.lib.item_from_zerodim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6">
            <text:p>11906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2636(_validate_sort_keywo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2">
            <text:p>146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93(set_line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35">
            <text:p>20535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49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8">
            <text:p>395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ma\core.py:582(fill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520">
            <text:p>2852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6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28">
            <text:p>22628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floo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arrays\numpy_.py:4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6">
            <text:p>5956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inference.py:295(is_named_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69">
            <text:p>24969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247(get_transform_rotates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78">
            <text:p>777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582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axes.py:581(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8">
            <text:p>706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585(__len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735(get_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2">
            <text:p>72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702(_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413(set_line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4">
            <text:p>141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3017(_wait_cursor_for_draw_c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84">
            <text:p>17384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cycler.py:22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32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{function</text:p>
          </table:table-cell>
          <table:table-cell office:value-type="string">
            <text:p>FrozenList.__getitem__</text:p>
          </table:table-cell>
          <table:table-cell office:value-type="string">
            <text:p>at</text:p>
          </table:table-cell>
          <table:table-cell office:value-type="string">
            <text:p>0x0000023582485310}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115">
            <text:p>25115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_descent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60">
            <text:p>596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upper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23">
            <text:p>24823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655(flip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4">
            <text:p>424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325(get_major_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62">
            <text:p>19062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common.py:16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369(get_snap_threshol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5">
            <text:p>5415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keys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68">
            <text:p>16968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197(get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627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598(get_markeve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pines.py:206(register_axi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10">
            <text:p>1191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yping.py:1326(cas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908">
            <text:p>1190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frame.py:482(_constru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949(wm_attribute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1">
            <text:p>941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eakref.py:54(_cb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19">
            <text:p>9919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726(unit_rectang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634(deletecomma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86(get_cap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5">
            <text:p>5955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common.py:1304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84">
            <text:p>548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h.copysig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83(get_join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core._multiarray_umath.interp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33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lines.py:891(get_draw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rs.py:332(unpack_1tup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509(set_ha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2">
            <text:p>287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cycler.py:225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3</text:p>
          </table:table-cell>
          <table:table-cell office:value-type="string">
            <text:p>c:\Projets\CNA\python-realtime-plotting\test_MatPlotLib\display_data_manager.py:3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337(get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core._multiarray_umath.normalize_axis_inde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60">
            <text:p>1846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markers.py:289(get_mark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040(_clip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3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78">
            <text:p>777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717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225(get_minp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566(set_useOff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take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26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39">
            <text:p>10239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227(attr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126(score_famil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858(tick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986(in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5">
            <text:p>3535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32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partition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43">
            <text:p>984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numeric.py:164(_is_all_dat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200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514(_ptp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166(contains_po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2">
            <text:p>75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475(set_cap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24">
            <text:p>12724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823(_nonzero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645(set_useMath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>
            <text:p>941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215(_remove_prox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62">
            <text:p>1906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warnings._filters_mutat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18">
            <text:p>6818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738(get_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_backend_tk.py:254(motion_notify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internal.py:24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916(motion_notify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704(get_remove_overlapping_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reatecommand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6">
            <text:p>141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2490(get_minp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nsert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series.py:372(_init_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prin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27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99">
            <text:p>13099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086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22">
            <text:p>1282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etdefault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184(score_stretc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>
            <text:p>415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202(score_w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2</text:p>
          </table:table-cell>
          <table:table-cell office:value-type="string">
            <text:p>c:\Projets\CNA\python-realtime-plotting\env\lib\site-packages\matplotlib\backends\_backend_tk.py:260(enter_notify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44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4">
            <text:p>144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17(is_separa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enum.py:683(valu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424">
            <text:p>1142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304(_set_locato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16/8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250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2</text:p>
          </table:table-cell>
          <table:table-cell office:value-type="string">
            <text:p>c:\Projets\CNA\python-realtime-plotting\env\lib\site-packages\matplotlib\backend_bases.py:1957(enter_notify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31">
            <text:p>9531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46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0">
            <text:p>1271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422(_construc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88">
            <text:p>19188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342(dep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526(set_clip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9">
            <text:p>6009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36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3">
            <text:p>5413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numerictypes.py:65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84">
            <text:p>848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945(get_label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492(set_join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87(_request_autoscale_vi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construction.py:632(create_series_with_explicit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iscomplexobj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611(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20">
            <text:p>1272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{pandas._libs.lib.is_iterator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2">
            <text:p>11312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icker.py:1887(tick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08">
            <text:p>12708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numeric.py:272(inferred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785(_add_axes_intern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84">
            <text:p>848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25(get_window_ext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694(item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20">
            <text:p>782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2350(_all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083(get_axes_locat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84">
            <text:p>428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495(set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ndex'</text:p>
          </table:table-cell>
          <table:table-cell office:value-type="string">
            <text:p>of</text:p>
          </table:table-cell>
          <table:table-cell office:value-type="string">
            <text:p>rang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axes\_subplots.py:69(set_subplot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72">
            <text:p>287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cycler.py:138(key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function_base.py:1149(_diff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56">
            <text:p>565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1416(get_asp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ort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8">
            <text:p>2828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090(get_zord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8">
            <text:p>2148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ext.py:514(_update_clip_properti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12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781(set_tick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1</text:p>
          </table:table-cell>
          <table:table-cell office:value-type="string">
            <text:p>c:\Projets\CNA\python-realtime-plotting\env\lib\site-packages\matplotlib\backends\backend_agg.py:8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1493(sc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2">
            <text:p>283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475(have_uni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631(configur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gridspec.py:732(get_posi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618(_configur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_backend_tk.py:647(set_history_butt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12(__del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22">
            <text:p>212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997(minpos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>
            <text:p>73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hatch.py:189(_validate_hatch_patter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eletecommand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648(__setitem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04">
            <text:p>570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97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2818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2761(notify_axes_chan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984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h.py:494(contains_poi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3327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04">
            <text:p>570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92(&lt;dictcomp&gt;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8/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409(inve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54">
            <text:p>6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range.py:317(is_uniq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2">
            <text:p>57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cale.py:8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pandas\io\parsers.py:1358(_open_handl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850(inve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552(set_size_inch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pandas\io\common.py:491(get_hand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04">
            <text:p>570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379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52(set_figu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77">
            <text:p>317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341(_setdefaul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in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29">
            <text:p>1429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igure.py:7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590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nalg\linalg.py:476(inv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>
            <text:p>212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1008(minpos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transforms.py:963(p1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43">
            <text:p>534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279(mouseover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4/1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2331(froze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86(buffer_rgb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">
            <text:p>73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patches.py:313(set_antialias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fill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gridspec.py:145(get_grid_positi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5">
            <text:p>3535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s\backend_agg.py:298(option_image_nocomposi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type_check.py:279(iscomplexobj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4">
            <text:p>424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scale.py:71(limit_range_for_sca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345(bi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1179(subplots_adju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04">
            <text:p>290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cycler.py:37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269(update_datal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83">
            <text:p>388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ternals\managers.py:173(blkloc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4778(is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io\parsers.py:1089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generic.py:7416(is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io\parsers.py:821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327(_bi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io\parsers.py:1987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>
            <text:p>319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1070(get_labe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43">
            <text:p>534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369(is_transform_s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">
            <text:p>711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backend_bases.py:124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indexes\base.py:4393(equa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118(_expand_alias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50(is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133(_isn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isi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460(_option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0">
            <text:p>71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213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font_manager.py:167(_cached_real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lose'</text:p>
          </table:table-cell>
          <table:table-cell office:value-type="string">
            <text:p>of</text:p>
          </table:table-cell>
          <table:table-cell office:value-type="string">
            <text:p>pandas._libs.parsers.TextRead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arraysetops.py:615(is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625(realpath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dtypes\missing.py:367(array_equival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>
            <text:p>320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rtist.py:845(get_clip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cbook\__init__.py:528(_get_data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310(readprof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40">
            <text:p>284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is.py:1399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362(set_constrained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_internal.py:303(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in1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1</text:p>
          </table:table-cell>
          <table:table-cell office:value-type="string">
            <text:p>c:\Projets\CNA\python-realtime-plotting\env\lib\site-packages\matplotlib\font_manager.py:1399(_get_fo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transforms.py:912(update_from_data_x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3036(init_layoutgri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4">
            <text:p>282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core\fromnumeric.py:1712(_ravel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_layoutgrid.py:3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873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759(comp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1068(__new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pandas\core\series.py:4337(re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6">
            <text:p>70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2424(use_sticky_edg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matplotlib\axes\_base.py:795(_set_lim_and_transfor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t._getfinalpathnam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c:\Projets\CNA\python-realtime-plotting\env\lib\site-packages\numpy\lib\arraysetops.py:498(in1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4564(re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io.op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74">
            <text:p>257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rtist.py:837(get_clip_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nterpaddr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691(_from_part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539(_substitu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decs.py:319(de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3">
            <text:p>72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733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3060(mouse_mo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674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664(createToolTi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479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671(_parse_arg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test_MatPlotLib\display.py:10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codecs.utf_8_decod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genericpath.py:27(isf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4472(identica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210(_get_filepath_or_bu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8">
            <text:p>71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10(__st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10858(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b\function_base.py:1647(_extract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t.stat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10593(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logging\__init__.py:1412(debug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rep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10565(_logical_fun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2113(_add_tex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series.py:4149(_redu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371(_validate_parse_dates_presen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63(parse_part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__exit__'</text:p>
          </table:table-cell>
          <table:table-cell office:value-type="string">
            <text:p>of</text:p>
          </table:table-cell>
          <table:table-cell office:value-type="string">
            <text:p>_thread.RLock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332(get_tight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romnumeric.py:840(_sort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lib.clean_index_list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937(par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3039(_mouse_event_to_mess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372(pack_configur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12">
            <text:p>14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romnumeric.py:90(_take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3984(format_coor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linspac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construction.py:364(extract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435(_parse_sub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1187(needs_i8_con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74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2">
            <text:p>14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118(inve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test_MatPlotLib\display.py:10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unction_base.py:23(linspac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1130(is_datetimelike_v_numeri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493(_par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10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01(_cnfmerg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icker.py:719(format_data_shor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2">
            <text:p>7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354(get_constrained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lib.infer_dtype}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nanops.py:440(nanan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6023(_maybe_cast_data_without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12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exec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cumsum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167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8">
            <text:p>54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numeric.py:2388(_array_equal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managers.py:1829(_simple_blockif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90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329(mpl_conn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600(_Spac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598(_cod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path.point_in_path}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numeric.py:47(__new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nanops.py:241(_get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5969(_maybe_cast_with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610(_from_subplot_arg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522(_setup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romnumeric.py:2446(cumsu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030(dra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numeric.py:148(on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448(get_subplot_para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test_MatPlotLib\display.py:10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b\function_base.py:1286(_interp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136(add_constra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2993(set_axisbel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>
            <text:p>94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iscard'</text:p>
          </table:table-cell>
          <table:table-cell office:value-type="string">
            <text:p>of</text:p>
          </table:table-cell>
          <table:table-cell office:value-type="string">
            <text:p>se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&lt;string&gt;:1(&lt;module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823(set_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icker.py:83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3964(format_x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_width_height'</text:p>
          </table:table-cell>
          <table:table-cell office:value-type="string">
            <text:p>of</text:p>
          </table:table-cell>
          <table:table-cell office:value-type="string">
            <text:p>matplotlib.ft2font.FT2Fon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88(ad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int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71(_compi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logging\__init__.py:1677(isEnabledFo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3974(format_ydata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">
            <text:p>94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sys.is_finalizin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569(set_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274(_loadtk)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545(getint_even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846(_is_binary_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42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ast.py:1617(construct_1d_object_array_from_list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457(get_matri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6094(_try_convert_to_int_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getlimits.py:415(_in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62(se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403(get_compression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is.py:987(_set_artist_pro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419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b\type_check.py:206(_is_type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794(resize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374(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lobalsetvar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81(clos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552(set_messag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yping.py:696(__instancechec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py.py:66(copy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plit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474(set_window_tit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unravel_index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1569(set_box_asp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1484(transform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yping.py:825(__subclasschec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145(hard_constra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ont_manager.py:1156(score_sty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15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common.py:198(asarray_tuplesaf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216(wm_titl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108(is_ur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291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lose'</text:p>
          </table:table-cell>
          <table:table-cell office:value-type="string">
            <text:p>of</text:p>
          </table:table-cell>
          <table:table-cell office:value-type="string">
            <text:p>_io.TextIOWrapp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1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ont_manager.py:1220(score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815(nul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74(_check_method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057(get_width_h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urllib\parse.py:369(urlpar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82(bub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8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531(set_clip_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2268(_setup_new_guiap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36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ont_manager.py:1173(score_varia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124(splitdriv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181(wm_protoco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ont_manager.py:752(get_s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520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1032(is_datetime_or_timedelta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486(nametowidge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1686(_in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154(stringify_pa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180(spli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77(join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824(_get_options_with_defaul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ddEditVariable'</text:p>
          </table:table-cell>
          <table:table-cell office:value-type="string">
            <text:p>of</text:p>
          </table:table-cell>
          <table:table-cell office:value-type="string">
            <text:p>kiwisolver.Solv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757(is_signed_integer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230(_get_multialignm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124(_process_radiu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425(_simple_ne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254(ge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inference.py:263(is_dict_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c_internal_utils.Win32_GetCurrentProcessExplicitAppUserModel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145(splitroo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4279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27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405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347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731(__st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pylab_helpers.py:110(_set_new_active_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634(pus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sys.inter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471(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widgets.py:949(on_click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71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urllib\parse.py:434(urlspli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876(_clean_opti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509(_maybe_dedup_nam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41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438(infer_compres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279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664(bubb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229(wm_withdraw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_ufunc_config.py:32(seter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1096(set_fontw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450(normpath)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289(get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126(reset_margi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536(_compile_info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097(_is_potential_multi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ddConstraint'</text:p>
          </table:table-cell>
          <table:table-cell office:value-type="string">
            <text:p>of</text:p>
          </table:table-cell>
          <table:table-cell office:value-type="string">
            <text:p>kiwisolver.Solv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getlimits.py:237(_get_mach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221(dirnam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rtist.py:859(set_clip_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126(_expand_us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icker.py:184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umsum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295(edit_margi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rcsetup.py:207(validate_axisbelo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olors.py:214(_to_rgba_no_colorcycl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206(_check_gridspec_exis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46(_get_running_interactive_framewor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36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_ufunc_config.py:433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173(parent_constra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widgets.py:119(connect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912(is_datetime64_any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172(appen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16(__contains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tkinter._flatten}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258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227(__g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3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233(__nex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268(get_rotation_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559(_process_projection_requirem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atleast_1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565(&lt;listcomp&gt;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any'</text:p>
          </table:table-cell>
          <table:table-cell office:value-type="string">
            <text:p>of</text:p>
          </table:table-cell>
          <table:table-cell office:value-type="string">
            <text:p>numpy.generic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214(inver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222(winfo_topleve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py.py:258(_reconstruc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260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164(__getitem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spines.py:539(from_di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112(install_repl_displayhoo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35(_common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380(heigh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2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38(_restore_foreground_window_at_en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rcsetup.py:137(validate_bo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108(__hash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214(basenam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289(expanduse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test_MatPlotLib\display.py:127(_assign_color_ini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714(_format_parsed_part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675(cl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539(_maybe_make_multi_index_colum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common.py:254(maybe_iterable_to_l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var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nanops.py:197(_maybe_get_mas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__build_class__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361(_update_enter_lea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shape_base.py:24(atleast_1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813(is_unsigned_integer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358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275(get_data_transfor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255(edit_margi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_ufunc_config.py:438(__ex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872(_set_artist_prop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__reduce_ex__'</text:p>
          </table:table-cell>
          <table:table-cell office:value-type="string">
            <text:p>of</text:p>
          </table:table-cell>
          <table:table-cell office:value-type="string">
            <text:p>obje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320(draw_if_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local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94(validate_inte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07(_makearra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174(getwidth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inference.py:289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545(_make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9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814(add_axobserv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529(_roo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311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3554(draw_if_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814(gcf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75(_entry_from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&lt;__array_function__</text:p>
          </table:table-cell>
          <table:table-cell office:value-type="string">
            <text:p>internals&gt;:2(result_typ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pylab_helpers.py:105(get_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93(_assert_stacked_2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231(_normaliz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377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203(splitex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464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rtist.py:1160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ndex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835(_do_date_conversio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996(_set_noconvert_column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61(isab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common.py:1519(is_complex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_ufunc_config.py:132(geter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t.fspath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_collections_abc.py:682(__contains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2228(_unit_change_handl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common.py:129(cast_scalar_index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817(dele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36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zero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424(_construct_axes_from_argume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04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rojections\__init__.py:44(get_projection_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65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enum.py:852(__and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304(_warn_if_gui_out_of_main_th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67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941(leave_notify_even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genericpath.py:121(_splitex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Profile.py:117(__ex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1866(_topmost_artis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9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c_internal_utils.Win32_SetCurrentProcessExplicitAppUserModel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olors.py:28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395(set_constrained_layout_pa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os.py:674(__getitem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boolean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77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sre.unicode_iscase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4485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659(cle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join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builtins.or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lib.infer_datetimelike_array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6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357(is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865(_check_file_or_buff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12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213(grid_constraint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dtypes\inference.py:96(is_file_lik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is.py:558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uggestValue'</text:p>
          </table:table-cell>
          <table:table-cell office:value-type="string">
            <text:p>of</text:p>
          </table:table-cell>
          <table:table-cell office:value-type="string">
            <text:p>kiwisolver.Solv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60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8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155(upd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algos.ensure_object}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532(is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newbyteorder'</text:p>
          </table:table-cell>
          <table:table-cell office:value-type="string">
            <text:p>of</text:p>
          </table:table-cell>
          <table:table-cell office:value-type="string">
            <text:p>numpy.generic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c_internal_utils.Win32_GetForegroundWindow}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decs.py:331(getstat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336(set_tight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92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461(_get_literal_prefix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44(normcase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urllib\parse.py:111(_coerce_arg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786(_refine_defaults_rea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indices'</text:p>
          </table:table-cell>
          <table:table-cell office:value-type="string">
            <text:p>of</text:p>
          </table:table-cell>
          <table:table-cell office:value-type="string">
            <text:p>slice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pathlib.py:1078(_ini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sre.unicode_tolower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pyreg.py:94(__newobj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_init__.py:1107(inter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decs.py:309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blocks.py:245(get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249(_validate_parse_dates_ar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ntpath.py:34(_get_bothsep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seterrobj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pylab_helpers.py:123(set_activ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9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pyreg.py:103(_slotname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lstrip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nanops.py:328(_na_ok_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344(_process_date_convers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12(isComplex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_init__.py:572(__setitem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99(_assert_stacked_squar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.py:1163(set_rotati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backend_agg.py:107(_update_method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224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76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25(_real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793(_maybe_memory_map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generic.py:453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725(focus_se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102(get_linalg_error_extobj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1314(get_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1737(_fix_ipython_backend2gu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85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75(get_geometry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missing.py:721(clean_reindex_fill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rojections\__init__.py:19(get_projection_clas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833(get_fignum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4040(set_navig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os.py:1073(__subclasshook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extpath.py:2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spines.py:536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os.py:746(encodekey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hreading.py:1318(current_threa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600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umpy.geterrobj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123(set_height_rati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widgets.py:11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test_MatPlotLib\display_data_manager.py:90(_set_label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urllib\parse.py:416(_checknetloc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numerictypes.py:231(obj2sc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copy'</text:p>
          </table:table-cell>
          <table:table-cell office:value-type="string">
            <text:p>of</text:p>
          </table:table-cell>
          <table:table-cell office:value-type="string">
            <text:p>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b\arraysetops.py:611(_isin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423(_has_complex_date_c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_init__.py:218(wrapp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weakref.py:69(__call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623(d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2136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figure.py:2457(set_canva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492(_get_charset_prefix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sre.compile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&lt;string&gt;:2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297(get_edg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everse'</text:p>
          </table:table-cell>
          <table:table-cell office:value-type="string">
            <text:p>of</text:p>
          </table:table-cell>
          <table:table-cell office:value-type="string">
            <text:p>lis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1785(transform_path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794(get_width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19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921(fix_flag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nt.getcw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numeric.py:1865(isscala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b\arraysetops.py:494(_in1d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lib.is_float}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432(_clean_na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101(set_width_ratio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_ufunc_config.py:429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2134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212(_get_required_interactive_framework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2999(_update_curs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tobytes'</text:p>
          </table:table-cell>
          <table:table-cell office:value-type="string">
            <text:p>of</text:p>
          </table:table-cell>
          <table:table-cell office:value-type="string">
            <text:p>numpy.generic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145(validate_header_ar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common.py:198(is_fsspec_ur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mathtext.py:423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595(isstring)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4070(_valu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&lt;string&gt;:1(&lt;lambda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pylab_helpers.py:34(get_fig_manag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19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093(_is_index_col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453(_get_iscase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transforms.py:1772(transform_non_affin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romnumeric.py:2442(_cumsum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encode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4056(set_navigate_mod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find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102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is.py:1333(get_major_format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codecs.py:260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76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81(group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dexes\base.py:381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8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strip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299(_make_date_conver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s\_backend_tk.py:245(get_tk_widge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multiarray.py:1001(unravel_index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407(&lt;se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971(_validate_skipfoot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679(get_grid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__array_prepare__'</text:p>
          </table:table-cell>
          <table:table-cell office:value-type="string">
            <text:p>of</text:p>
          </table:table-cell>
          <table:table-cell office:value-type="string">
            <text:p>numpy.ndarra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olors.py:297(&lt;genexpr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4569(get_shared_x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7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enum.py:363(__members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111(__init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rstrip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widgets.py:34(__init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3875(_extract_dialec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93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linalg\linalg.py:472(_unary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sys._current_frames}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668(num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find'</text:p>
          </table:table-cell>
          <table:table-cell office:value-type="string">
            <text:p>of</text:p>
          </table:table-cell>
          <table:table-cell office:value-type="string">
            <text:p>st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9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96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286(tell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mpat\numpy\function.py:45(__call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missing.py:64(clean_fill_metho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_layoutgrid.py:79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sys.getfilesystemencodin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subplots.py:65(get_subplotspec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os.py:740(check_str)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values'</text:p>
          </table:table-cell>
          <table:table-cell office:value-type="string">
            <text:p>of</text:p>
          </table:table-cell>
          <table:table-cell office:value-type="string">
            <text:p>collections.Ordered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199(_validate_usecols_arg)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58(__str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160(__len__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base.py:397(ndi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2145(__i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is.py:1805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disable'</text:p>
          </table:table-cell>
          <table:table-cell office:value-type="string">
            <text:p>of</text:p>
          </table:table-cell>
          <table:table-cell office:value-type="string">
            <text:p>_lsprof.Profiler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is.py:1810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gridspec.py:672(num2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urllib\parse.py:100(_noop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function_base.py:18(_linspace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nanops.py:172(_get_fill_val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yplot.py:122(_NotIPython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blocks.py:261(fill_valu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423(_validate_nam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cbook\__init__.py:853(&lt;dic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patches.py:301(get_facecolo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4573(get_shared_y_axes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parse.py:249(match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operator.index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get'</text:p>
          </table:table-cell>
          <table:table-cell office:value-type="string">
            <text:p>of</text:p>
          </table:table-cell>
          <table:table-cell office:value-type="string">
            <text:p>mappingproxy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managers.py:1634(is_consolidated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io\parsers.py:1086(__enter__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xes\_base.py:4034(get_navigat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{pandas._libs.lib.is_bool}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artist.py:1025(set_in_layout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multiarray.py:644(result_type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construction.py:27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stat.S_ISREG}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numpy\core\shape_base.py:20(_atleast_1d_dispatcher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hreading.py:1435(main_thread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method</text:p>
          </table:table-cell>
          <table:table-cell office:value-type="string">
            <text:p>move_to_end'</text:p>
          </table:table-cell>
          <table:table-cell office:value-type="string">
            <text:p>of</text:p>
          </table:table-cell>
          <table:table-cell office:value-type="string">
            <text:p>collections.OrderedDict'</text:p>
          </table:table-cell>
          <table:table-cell office:value-type="string">
            <text:p>objects}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matplotlib\backend_bases.py:3048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construction.py:281(&lt;listcomp&gt;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_c_internal_utils.display_is_valid}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0</text:p>
          </table:table-cell>
          <table:table-cell office:value-type="string">
            <text:p>c:\Projets\CNA\python-realtime-plotting\env\lib\site-packages\pandas\core\internals\construction.py:284(&lt;listcomp&gt;)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ncalls</text:p>
          </table:table-cell>
          <table:table-cell office:value-type="string">
            <text:p>tottime</text:p>
          </table:table-cell>
          <table:table-cell office:value-type="string">
            <text:p>percall</text:p>
          </table:table-cell>
          <table:table-cell office:value-type="string">
            <text:p>cumtime</text:p>
          </table:table-cell>
          <table:table-cell office:value-type="string">
            <text:p>percall</text:p>
          </table:table-cell>
          <table:table-cell office:value-type="string">
            <text:p>filename:lineno(func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177</text:p>
          </table:table-cell>
          <table:table-cell table:number-columns-repeated="2" office:value-type="string">
            <text:p>280.560</text:p>
          </table:table-cell>
          <table:table-cell office:value-type="string">
            <text:p>c:\Projets\CNA\python-realtime-plotting\test_MatPlotLib\display_data_manager.py:95(mai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12">
            <text:p>5412</text:p>
          </table:table-cell>
          <table:table-cell office:value-type="string">
            <text:p>166.977</text:p>
          </table:table-cell>
          <table:table-cell office:value-type="string">
            <text:p>0.031</text:p>
          </table:table-cell>
          <table:table-cell office:value-type="string">
            <text:p>166.977</text:p>
          </table:table-cell>
          <table:table-cell office:value-type="string">
            <text:p>0.031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time.sleep}</text:p>
          </table:table-cell>
          <table:table-cell table:number-columns-repeated="2"/>
        </table:table-row>
        <table:table-row table:style-name="ro2">
          <table:table-cell/>
          <table:table-cell office:value-type="float" office:value="5412">
            <text:p>5412</text:p>
          </table:table-cell>
          <table:table-cell office:value-type="string">
            <text:p>0.064</text:p>
          </table:table-cell>
          <table:table-cell office:value-type="string">
            <text:p>0.000</text:p>
          </table:table-cell>
          <table:table-cell office:value-type="string">
            <text:p>107.524</text:p>
          </table:table-cell>
          <table:table-cell office:value-type="string">
            <text:p>0.020</text:p>
          </table:table-cell>
          <table:table-cell office:value-type="string">
            <text:p>c:\Projets\CNA\python-realtime-plotting\test_MatPlotLib\display_data_manager.py:43(add_temperatur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4">
            <text:p>5954</text:p>
          </table:table-cell>
          <table:table-cell office:value-type="string">
            <text:p>0.025</text:p>
          </table:table-cell>
          <table:table-cell office:value-type="string">
            <text:p>0.000</text:p>
          </table:table-cell>
          <table:table-cell office:value-type="string">
            <text:p>103.688</text:p>
          </table:table-cell>
          <table:table-cell office:value-type="string">
            <text:p>0.017</text:p>
          </table:table-cell>
          <table:table-cell office:value-type="string">
            <text:p>c:\Projets\CNA\python-realtime-plotting\test_MatPlotLib\display_data_manager.py:79(_add_data_to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4">
            <text:p>5954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94.587</text:p>
          </table:table-cell>
          <table:table-cell office:value-type="string">
            <text:p>0.016</text:p>
          </table:table-cell>
          <table:table-cell office:value-type="string">
            <text:p>c:\Projets\CNA\python-realtime-plotting\test_MatPlotLib\display_data_manager.py:84(_display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3">
            <text:p>35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94.570</text:p>
          </table:table-cell>
          <table:table-cell office:value-type="string">
            <text:p>0.268</text:p>
          </table:table-cell>
          <table:table-cell office:value-type="string">
            <text:p>c:\Projets\CNA\python-realtime-plotting\test_MatPlotLib\display.py:54(display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426532/102466</text:p>
          </table:table-cell>
          <table:table-cell office:value-type="string">
            <text:p>0.966</text:p>
          </table:table-cell>
          <table:table-cell office:value-type="string">
            <text:p>0.000</text:p>
          </table:table-cell>
          <table:table-cell office:value-type="string">
            <text:p>67.79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_api\deprecation.py:404(wrapp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04</text:p>
          </table:table-cell>
          <table:table-cell office:value-type="string">
            <text:p>0.000</text:p>
          </table:table-cell>
          <table:table-cell office:value-type="string">
            <text:p>59.242</text:p>
          </table:table-cell>
          <table:table-cell office:value-type="string">
            <text:p>0.084</text:p>
          </table:table-cell>
          <table:table-cell office:value-type="string">
            <text:p>c:\Projets\CNA\python-realtime-plotting\env\lib\site-packages\matplotlib\backends\backend_tkagg.py:8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51.708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backends\backend_agg.py:399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51.262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artist.py:72(draw_wrappe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97721/707</text:p>
          </table:table-cell>
          <table:table-cell office:value-type="string">
            <text:p>0.474</text:p>
          </table:table-cell>
          <table:table-cell office:value-type="string">
            <text:p>0.000</text:p>
          </table:table-cell>
          <table:table-cell office:value-type="string">
            <text:p>51.260</text:p>
          </table:table-cell>
          <table:table-cell office:value-type="string">
            <text:p>0.073</text:p>
          </table:table-cell>
          <table:table-cell office:value-type="string">
            <text:p>c:\Projets\CNA\python-realtime-plotting\env\lib\site-packages\matplotlib\artist.py:33(draw_wrapp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10</text:p>
          </table:table-cell>
          <table:table-cell office:value-type="string">
            <text:p>0.000</text:p>
          </table:table-cell>
          <table:table-cell office:value-type="string">
            <text:p>51.256</text:p>
          </table:table-cell>
          <table:table-cell office:value-type="string">
            <text:p>0.072</text:p>
          </table:table-cell>
          <table:table-cell office:value-type="string">
            <text:p>c:\Projets\CNA\python-realtime-plotting\env\lib\site-packages\matplotlib\figure.py:2713(draw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3535/707</text:p>
          </table:table-cell>
          <table:table-cell office:value-type="string">
            <text:p>0.050</text:p>
          </table:table-cell>
          <table:table-cell office:value-type="string">
            <text:p>0.000</text:p>
          </table:table-cell>
          <table:table-cell office:value-type="string">
            <text:p>50.465</text:p>
          </table:table-cell>
          <table:table-cell office:value-type="string">
            <text:p>0.071</text:p>
          </table:table-cell>
          <table:table-cell office:value-type="string">
            <text:p>c:\Projets\CNA\python-realtime-plotting\env\lib\site-packages\matplotlib\image.py:114(_draw_list_compositing_imag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28">
            <text:p>2828</text:p>
          </table:table-cell>
          <table:table-cell office:value-type="string">
            <text:p>0.042</text:p>
          </table:table-cell>
          <table:table-cell office:value-type="string">
            <text:p>0.000</text:p>
          </table:table-cell>
          <table:table-cell office:value-type="string">
            <text:p>50.370</text:p>
          </table:table-cell>
          <table:table-cell office:value-type="string">
            <text:p>0.018</text:p>
          </table:table-cell>
          <table:table-cell office:value-type="string">
            <text:p>c:\Projets\CNA\python-realtime-plotting\env\lib\site-packages\matplotlib\axes\_base.py:2843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56">
            <text:p>5656</text:p>
          </table:table-cell>
          <table:table-cell office:value-type="string">
            <text:p>0.073</text:p>
          </table:table-cell>
          <table:table-cell office:value-type="string">
            <text:p>0.000</text:p>
          </table:table-cell>
          <table:table-cell office:value-type="string">
            <text:p>36.565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1122(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3">
            <text:p>353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34.109</text:p>
          </table:table-cell>
          <table:table-cell office:value-type="string">
            <text:p>0.097</text:p>
          </table:table-cell>
          <table:table-cell office:value-type="string">
            <text:p>c:\Projets\CNA\python-realtime-plotting\test_MatPlotLib\display.py:75(update_dra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0">
            <text:p>710</text:p>
          </table:table-cell>
          <table:table-cell office:value-type="string">
            <text:p>0.054</text:p>
          </table:table-cell>
          <table:table-cell office:value-type="string">
            <text:p>0.000</text:p>
          </table:table-cell>
          <table:table-cell office:value-type="string">
            <text:p>30.305</text:p>
          </table:table-cell>
          <table:table-cell office:value-type="string">
            <text:p>0.043</text:p>
          </table:table-cell>
          <table:table-cell office:value-type="string">
            <text:p>c:\Projets\CNA\python-realtime-plotting\env\lib\site-packages\matplotlib\axes\_base.py:1172(cl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6">
            <text:p>706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30.187</text:p>
          </table:table-cell>
          <table:table-cell office:value-type="string">
            <text:p>0.043</text:p>
          </table:table-cell>
          <table:table-cell office:value-type="string">
            <text:p>c:\Projets\CNA\python-realtime-plotting\env\lib\site-packages\matplotlib\axes\_base.py:1310(clea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2222/1156</text:p>
          </table:table-cell>
          <table:table-cell office:value-type="string">
            <text:p>1.499</text:p>
          </table:table-cell>
          <table:table-cell office:value-type="string">
            <text:p>0.001</text:p>
          </table:table-cell>
          <table:table-cell office:value-type="string">
            <text:p>26.485</text:p>
          </table:table-cell>
          <table:table-cell office:value-type="string">
            <text:p>0.023</text:p>
          </table:table-cell>
          <table:table-cell office:value-type="string">
            <text:p>{method</text:p>
          </table:table-cell>
          <table:table-cell office:value-type="string">
            <text:p>call'</text:p>
          </table:table-cell>
          <table:table-cell office:value-type="string">
            <text:p>of</text:p>
          </table:table-cell>
          <table:table-cell office:value-type="string">
            <text:p>_tkinter.tkapp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4284">
            <text:p>4284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26.167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761(clear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8480/5656</text:p>
          </table:table-cell>
          <table:table-cell office:value-type="string">
            <text:p>0.046</text:p>
          </table:table-cell>
          <table:table-cell office:value-type="string">
            <text:p>0.000</text:p>
          </table:table-cell>
          <table:table-cell office:value-type="string">
            <text:p>25.935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matplotlib\axis.py:906(set_clip_path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7124/4300</text:p>
          </table:table-cell>
          <table:table-cell office:value-type="string">
            <text:p>0.311</text:p>
          </table:table-cell>
          <table:table-cell office:value-type="string">
            <text:p>0.000</text:p>
          </table:table-cell>
          <table:table-cell office:value-type="string">
            <text:p>25.243</text:p>
          </table:table-cell>
          <table:table-cell office:value-type="string">
            <text:p>0.006</text:p>
          </table:table-cell>
          <table:table-cell office:value-type="string">
            <text:p>c:\Projets\CNA\python-realtime-plotting\env\lib\site-packages\matplotlib\axis.py:802(reset_tick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3">
            <text:p>353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22.648</text:p>
          </table:table-cell>
          <table:table-cell office:value-type="string">
            <text:p>0.064</text:p>
          </table:table-cell>
          <table:table-cell office:value-type="string">
            <text:p>c:\Projets\CNA\python-realtime-plotting\env\lib\site-packages\matplotlib\backends\_backend_tk.py:370(flush_even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3">
            <text:p>353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2.645</text:p>
          </table:table-cell>
          <table:table-cell office:value-type="string">
            <text:p>0.064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304(update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1312">
            <text:p>11312</text:p>
          </table:table-cell>
          <table:table-cell office:value-type="string">
            <text:p>0.309</text:p>
          </table:table-cell>
          <table:table-cell office:value-type="string">
            <text:p>0.000</text:p>
          </table:table-cell>
          <table:table-cell office:value-type="string">
            <text:p>22.332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1012(_update_tick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9">
            <text:p>359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1.453</text:p>
          </table:table-cell>
          <table:table-cell office:value-type="string">
            <text:p>0.060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879(__call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4">
            <text:p>354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21.438</text:p>
          </table:table-cell>
          <table:table-cell office:value-type="string">
            <text:p>0.06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803(callit)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4">
            <text:p>354</text:p>
          </table:table-cell>
          <table:table-cell office:value-type="string">
            <text:p>0.001</text:p>
          </table:table-cell>
          <table:table-cell office:value-type="string">
            <text:p>0.000</text:p>
          </table:table-cell>
          <table:table-cell office:value-type="string">
            <text:p>21.433</text:p>
          </table:table-cell>
          <table:table-cell office:value-type="string">
            <text:p>0.061</text:p>
          </table:table-cell>
          <table:table-cell office:value-type="string">
            <text:p>c:\Projets\CNA\python-realtime-plotting\env\lib\site-packages\matplotlib\backends\_backend_tk.py:237(idle_draw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1320/5664</text:p>
          </table:table-cell>
          <table:table-cell office:value-type="string">
            <text:p>0.024</text:p>
          </table:table-cell>
          <table:table-cell office:value-type="string">
            <text:p>0.000</text:p>
          </table:table-cell>
          <table:table-cell office:value-type="string">
            <text:p>21.123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axis.py:596(__ge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40">
            <text:p>2840</text:p>
          </table:table-cell>
          <table:table-cell office:value-type="string">
            <text:p>0.003</text:p>
          </table:table-cell>
          <table:table-cell office:value-type="string">
            <text:p>0.000</text:p>
          </table:table-cell>
          <table:table-cell office:value-type="string">
            <text:p>18.663</text:p>
          </table:table-cell>
          <table:table-cell office:value-type="string">
            <text:p>0.007</text:p>
          </table:table-cell>
          <table:table-cell office:value-type="string">
            <text:p>c:\Projets\CNA\python-realtime-plotting\env\lib\site-packages\matplotlib\spines.py:219(clea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535">
            <text:p>20535</text:p>
          </table:table-cell>
          <table:table-cell office:value-type="string">
            <text:p>0.723</text:p>
          </table:table-cell>
          <table:table-cell office:value-type="string">
            <text:p>0.000</text:p>
          </table:table-cell>
          <table:table-cell office:value-type="string">
            <text:p>18.57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57(__init__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0335/7511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17.897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2309(_get_tick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0335/7511</text:p>
          </table:table-cell>
          <table:table-cell office:value-type="string">
            <text:p>0.146</text:p>
          </table:table-cell>
          <table:table-cell office:value-type="string">
            <text:p>0.000</text:p>
          </table:table-cell>
          <table:table-cell office:value-type="string">
            <text:p>17.873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486(__init__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0200/7376</text:p>
          </table:table-cell>
          <table:table-cell office:value-type="string">
            <text:p>0.033</text:p>
          </table:table-cell>
          <table:table-cell office:value-type="string">
            <text:p>0.000</text:p>
          </table:table-cell>
          <table:table-cell office:value-type="string">
            <text:p>17.539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2038(_get_tick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10200/7376</text:p>
          </table:table-cell>
          <table:table-cell office:value-type="string">
            <text:p>0.144</text:p>
          </table:table-cell>
          <table:table-cell office:value-type="string">
            <text:p>0.000</text:p>
          </table:table-cell>
          <table:table-cell office:value-type="string">
            <text:p>17.513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is.py:419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16">
            <text:p>11316</text:p>
          </table:table-cell>
          <table:table-cell office:value-type="string">
            <text:p>0.037</text:p>
          </table:table-cell>
          <table:table-cell office:value-type="string">
            <text:p>0.000</text:p>
          </table:table-cell>
          <table:table-cell office:value-type="string">
            <text:p>15.52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341(get_major_tick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40">
            <text:p>2840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10.737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spines.py:294(set_posi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4">
            <text:p>5954</text:p>
          </table:table-cell>
          <table:table-cell office:value-type="string">
            <text:p>0.320</text:p>
          </table:table-cell>
          <table:table-cell office:value-type="string">
            <text:p>0.000</text:p>
          </table:table-cell>
          <table:table-cell office:value-type="string">
            <text:p>9.075</text:p>
          </table:table-cell>
          <table:table-cell office:value-type="string">
            <text:p>0.002</text:p>
          </table:table-cell>
          <table:table-cell office:value-type="string">
            <text:p>c:\Projets\CNA\python-realtime-plotting\test_MatPlotLib\display.py:46(add_data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08">
            <text:p>11908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8.7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reshape\concat.py:82(conca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7.530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backend_tkagg.py:12(bli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7.524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_backend_tk.py:70(bli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09</text:p>
          </table:table-cell>
          <table:table-cell office:value-type="string">
            <text:p>0.000</text:p>
          </table:table-cell>
          <table:table-cell office:value-type="string">
            <text:p>7.490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matplotlib\backends\_backend_tk.py:53(_bli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7.276</text:p>
          </table:table-cell>
          <table:table-cell office:value-type="string">
            <text:p>0.010</text:p>
          </table:table-cell>
          <table:table-cell office:value-type="string">
            <text:p>7.276</text:p>
          </table:table-cell>
          <table:table-cell office:value-type="string">
            <text:p>0.010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matplotlib.backends._tkagg.blit}</text:p>
          </table:table-cell>
          <table:table-cell table:number-columns-repeated="2"/>
        </table:table-row>
        <table:table-row table:style-name="ro2">
          <table:table-cell/>
          <table:table-cell office:value-type="float" office:value="5656">
            <text:p>5656</text:p>
          </table:table-cell>
          <table:table-cell office:value-type="string">
            <text:p>0.040</text:p>
          </table:table-cell>
          <table:table-cell office:value-type="string">
            <text:p>0.000</text:p>
          </table:table-cell>
          <table:table-cell office:value-type="string">
            <text:p>5.06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836(_get_tick_boxes_sibling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9">
            <text:p>5959</text:p>
          </table:table-cell>
          <table:table-cell office:value-type="string">
            <text:p>0.029</text:p>
          </table:table-cell>
          <table:table-cell office:value-type="string">
            <text:p>0.000</text:p>
          </table:table-cell>
          <table:table-cell office:value-type="string">
            <text:p>3.99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ternals\construction.py:62(arrays_to_mg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28">
            <text:p>2828</text:p>
          </table:table-cell>
          <table:table-cell office:value-type="string">
            <text:p>0.031</text:p>
          </table:table-cell>
          <table:table-cell office:value-type="string">
            <text:p>0.000</text:p>
          </table:table-cell>
          <table:table-cell office:value-type="string">
            <text:p>3.24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331(_update_label_posi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28">
            <text:p>2828</text:p>
          </table:table-cell>
          <table:table-cell office:value-type="string">
            <text:p>0.032</text:p>
          </table:table-cell>
          <table:table-cell office:value-type="string">
            <text:p>0.000</text:p>
          </table:table-cell>
          <table:table-cell office:value-type="string">
            <text:p>3.20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059(_update_label_positi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77">
            <text:p>3177</text:p>
          </table:table-cell>
          <table:table-cell office:value-type="string">
            <text:p>0.018</text:p>
          </table:table-cell>
          <table:table-cell office:value-type="string">
            <text:p>0.000</text:p>
          </table:table-cell>
          <table:table-cell office:value-type="string">
            <text:p>3.16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axes.py:1361(plo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4">
            <text:p>5954</text:p>
          </table:table-cell>
          <table:table-cell office:value-type="string">
            <text:p>0.060</text:p>
          </table:table-cell>
          <table:table-cell office:value-type="string">
            <text:p>0.000</text:p>
          </table:table-cell>
          <table:table-cell office:value-type="string">
            <text:p>3.15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dexing.py:882(__getitem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54">
            <text:p>5954</text:p>
          </table:table-cell>
          <table:table-cell office:value-type="string">
            <text:p>0.062</text:p>
          </table:table-cell>
          <table:table-cell office:value-type="string">
            <text:p>0.000</text:p>
          </table:table-cell>
          <table:table-cell office:value-type="string">
            <text:p>3.07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indexing.py:1479(_getitem_axi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2">
            <text:p>542</text:p>
          </table:table-cell>
          <table:table-cell office:value-type="string">
            <text:p>0.005</text:p>
          </table:table-cell>
          <table:table-cell office:value-type="string">
            <text:p>0.000</text:p>
          </table:table-cell>
          <table:table-cell office:value-type="string">
            <text:p>2.156</text:p>
          </table:table-cell>
          <table:table-cell office:value-type="string">
            <text:p>0.004</text:p>
          </table:table-cell>
          <table:table-cell office:value-type="string">
            <text:p>c:\Projets\CNA\python-realtime-plotting\test_MatPlotLib\display_data_manager.py:60(add_pow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0">
            <text:p>1420</text:p>
          </table:table-cell>
          <table:table-cell office:value-type="string">
            <text:p>0.006</text:p>
          </table:table-cell>
          <table:table-cell office:value-type="string">
            <text:p>0.000</text:p>
          </table:table-cell>
          <table:table-cell office:value-type="string">
            <text:p>2.11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3029(gri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40">
            <text:p>2840</text:p>
          </table:table-cell>
          <table:table-cell office:value-type="string">
            <text:p>0.012</text:p>
          </table:table-cell>
          <table:table-cell office:value-type="string">
            <text:p>0.000</text:p>
          </table:table-cell>
          <table:table-cell office:value-type="string">
            <text:p>2.1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367(gri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56">
            <text:p>2856</text:p>
          </table:table-cell>
          <table:table-cell office:value-type="string">
            <text:p>0.015</text:p>
          </table:table-cell>
          <table:table-cell office:value-type="string">
            <text:p>0.000</text:p>
          </table:table-cell>
          <table:table-cell office:value-type="string">
            <text:p>2.07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822(set_tick_params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828">
            <text:p>2828</text:p>
          </table:table-cell>
          <table:table-cell office:value-type="string">
            <text:p>0.082</text:p>
          </table:table-cell>
          <table:table-cell office:value-type="string">
            <text:p>0.000</text:p>
          </table:table-cell>
          <table:table-cell office:value-type="string">
            <text:p>1.481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785(_update_title_position)</text:p>
          </table:table-cell>
          <table:table-cell table:number-columns-repeated="4"/>
        </table:table-row>
        <table:table-row table:style-name="ro1" table:number-rows-repeated="7">
          <table:table-cell table:number-columns-repeated="11"/>
        </table:table-row>
        <table:table-row table:style-name="ro2">
          <table:table-cell/>
          <table:table-cell office:value-type="float" office:value="706">
            <text:p>706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44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630(autoscale_view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7">
            <text:p>707</text:p>
          </table:table-cell>
          <table:table-cell office:value-type="string">
            <text:p>0.011</text:p>
          </table:table-cell>
          <table:table-cell office:value-type="string">
            <text:p>0.000</text:p>
          </table:table-cell>
          <table:table-cell office:value-type="string">
            <text:p>0.42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backend_agg.py:411(get_renderer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411</text:p>
          </table:table-cell>
          <table:table-cell office:value-type="string">
            <text:p>c:\Projets\CNA\python-realtime-plotting\test_MatPlotLib\display_data_manager.py:11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408</text:p>
          </table:table-cell>
          <table:table-cell office:value-type="string">
            <text:p>c:\Projets\CNA\python-realtime-plotting\test_MatPlotLib\display.py:17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6">
            <text:p>706</text:p>
          </table:table-cell>
          <table:table-cell office:value-type="string">
            <text:p>0.002</text:p>
          </table:table-cell>
          <table:table-cell office:value-type="string">
            <text:p>0.000</text:p>
          </table:table-cell>
          <table:table-cell office:value-type="string">
            <text:p>0.4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backend_agg.py:295(clea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6">
            <text:p>706</text:p>
          </table:table-cell>
          <table:table-cell office:value-type="string">
            <text:p>0.402</text:p>
          </table:table-cell>
          <table:table-cell office:value-type="string">
            <text:p>0.001</text:p>
          </table:table-cell>
          <table:table-cell office:value-type="string">
            <text:p>0.402</text:p>
          </table:table-cell>
          <table:table-cell office:value-type="string">
            <text:p>0.001</text:p>
          </table:table-cell>
          <table:table-cell office:value-type="string">
            <text:p>{method</text:p>
          </table:table-cell>
          <table:table-cell office:value-type="string">
            <text:p>clear'</text:p>
          </table:table-cell>
          <table:table-cell office:value-type="string">
            <text:p>of</text:p>
          </table:table-cell>
          <table:table-cell office:value-type="string">
            <text:p>matplotlib.backends._backend_agg.RendererAgg'</text:p>
          </table:table-cell>
          <table:table-cell office:value-type="string">
            <text:p>objects}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pyplot.py:646(figur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pyplot.py:313(new_figure_manag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4</text:p>
          </table:table-cell>
          <table:table-cell office:value-type="string">
            <text:p>c:\Projets\CNA\python-realtime-plotting\env\lib\site-packages\matplotlib\backend_bases.py:3538(new_figure_manag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203</text:p>
          </table:table-cell>
          <table:table-cell office:value-type="string">
            <text:p>c:\Projets\CNA\python-realtime-plotting\env\lib\site-packages\matplotlib\backends\_backend_tk.py:862(new_figure_manager_given_figure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40</text:p>
          </table:table-cell>
          <table:table-cell office:value-type="string">
            <text:p>c:\Projets\CNA\python-realtime-plotting\env\lib\site-packages\matplotlib\_api\deprecation.py:459(wrappe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162</text:p>
          </table:table-cell>
          <table:table-cell office:value-type="string">
            <text:p>0.040</text:p>
          </table:table-cell>
          <table:table-cell office:value-type="string">
            <text:p>c:\Projets\CNA\python-realtime-plotting\env\lib\site-packages\matplotlib\axes\_base.py:554(__init__)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2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242(__init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string">
            <text:p>0.126</text:p>
          </table:table-cell>
          <table:table-cell office:value-type="string">
            <text:p>{built-in</text:p>
          </table:table-cell>
          <table:table-cell office:value-type="string">
            <text:p>method</text:p>
          </table:table-cell>
          <table:table-cell office:value-type="string">
            <text:p>_tkinter.create}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13</text:p>
          </table:table-cell>
          <table:table-cell office:value-type="string">
            <text:p>c:\Projets\CNA\python-realtime-plotting\test_MatPlotLib\display.py:90(_set_label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113</text:p>
          </table:table-cell>
          <table:table-cell office:value-type="string">
            <text:p>c:\Projets\CNA\python-realtime-plotting\test_MatPlotLib\display.py:98(_add_check_box)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88</text:p>
          </table:table-cell>
          <table:table-cell office:value-type="string">
            <text:p>c:\Projets\CNA\python-realtime-plotting\test_MatPlotLib\display.py:33(&lt;listcomp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88</text:p>
          </table:table-cell>
          <table:table-cell office:value-type="string">
            <text:p>0.044</text:p>
          </table:table-cell>
          <table:table-cell office:value-type="string">
            <text:p>c:\Projets\CNA\python-realtime-plotting\env\lib\site-packages\matplotlib\figure.py:655(add_subplo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87</text:p>
          </table:table-cell>
          <table:table-cell office:value-type="string">
            <text:p>0.044</text:p>
          </table:table-cell>
          <table:table-cell office:value-type="string">
            <text:p>c:\Projets\CNA\python-realtime-plotting\env\lib\site-packages\matplotlib\axes\_subplots.py:16(__init__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38</text:p>
          </table:table-cell>
          <table:table-cell office:value-type="string">
            <text:p>c:\Projets\CNA\python-realtime-plotting\env\lib\site-packages\matplotlib\pyplot.py:953(ax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77</text:p>
          </table:table-cell>
          <table:table-cell office:value-type="string">
            <text:p>0.038</text:p>
          </table:table-cell>
          <table:table-cell office:value-type="string">
            <text:p>c:\Projets\CNA\python-realtime-plotting\env\lib\site-packages\matplotlib\figure.py:538(add_axes)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8</text:p>
          </table:table-cell>
          <table:table-cell office:value-type="string">
            <text:p>c:\Projets\CNA\python-realtime-plotting\env\lib\site-packages\matplotlib\widgets.py:83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test_MatPlotLib\utils.py:5(csv_to_DataFram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env\lib\site-packages\pandas\io\parsers.py:533(read_csv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35</text:p>
          </table:table-cell>
          <table:table-cell office:value-type="string">
            <text:p>0.017</text:p>
          </table:table-cell>
          <table:table-cell office:value-type="string">
            <text:p>c:\Projets\CNA\python-realtime-plotting\env\lib\site-packages\pandas\io\parsers.py:447(_rea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8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096(wm_iconphoto)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23</text:p>
          </table:table-cell>
          <table:table-cell office:value-type="string">
            <text:p>0.011</text:p>
          </table:table-cell>
          <table:table-cell office:value-type="string">
            <text:p>c:\Projets\CNA\python-realtime-plotting\env\lib\site-packages\pandas\io\parsers.py:1055(rea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57(__init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string">
            <text:p>0.000</text:p>
          </table:table-cell>
          <table:table-cell office:value-type="string">
            <text:p>0.021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3990(__init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01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17(_get_toolbar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21</text:p>
          </table:table-cell>
          <table:table-cell office:value-type="string">
            <text:p>c:\Projets\CNA\python-realtime-plotting\env\lib\site-packages\matplotlib\backends\_backend_tk.py:496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2" office:value-type="string">
            <text:p>0.000</text:p>
          </table:table-cell>
          <table:table-cell office:value-type="string">
            <text:p>0.019</text:p>
          </table:table-cell>
          <table:table-cell office:value-type="string">
            <text:p>0.003</text:p>
          </table:table-cell>
          <table:table-cell office:value-type="string">
            <text:p>c:\Projets\CNA\python-realtime-plotting\env\lib\site-packages\matplotlib\backends\_backend_tk.py:576(_Button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17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es\_base.py:3191(tick_param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16</text:p>
          </table:table-cell>
          <table:table-cell office:value-type="string">
            <text:p>0.004</text:p>
          </table:table-cell>
          <table:table-cell office:value-type="string">
            <text:p>c:\Projets\CNA\python-realtime-plotting\env\lib\site-packages\matplotlib\axes\_base.py:742(_init_axi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16</text:p>
          </table:table-cell>
          <table:table-cell office:value-type="string">
            <text:p>c:\Projets\CNA\python-realtime-plotting\env\lib\site-packages\matplotlib\backends\_backend_tk.py:162(__init__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4</text:p>
          </table:table-cell>
          <table:table-cell office:value-type="string">
            <text:p>0.007</text:p>
          </table:table-cell>
          <table:table-cell office:value-type="string">
            <text:p>c:\Projets\CNA\python-realtime-plotting\env\lib\site-packages\pandas\io\parsers.py:2059(rea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0.014</text:p>
          </table:table-cell>
          <table:table-cell office:value-type="string">
            <text:p>0.007</text:p>
          </table:table-cell>
          <table:table-cell office:value-type="string">
            <text:p>{method</text:p>
          </table:table-cell>
          <table:table-cell office:value-type="string">
            <text:p>read'</text:p>
          </table:table-cell>
          <table:table-cell office:value-type="string">
            <text:p>of</text:p>
          </table:table-cell>
          <table:table-cell office:value-type="string">
            <text:p>pandas._libs.parsers.TextReader'</text:p>
          </table:table-cell>
          <table:table-cell office:value-type="string">
            <text:p>objects}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784(create_image)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3</text:p>
          </table:table-cell>
          <table:table-cell office:value-type="string">
            <text:p>0.007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764(_create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3</text:p>
          </table:table-cell>
          <table:table-cell table:number-columns-repeated="2" office:value-type="string">
            <text:p>0.012</text:p>
          </table:table-cell>
          <table:table-cell office:value-type="string">
            <text:p>c:\Projets\CNA\python-realtime-plotting\env\lib\site-packages\matplotlib\font_manager.py:1307(_findfont_cache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780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1039(_make_engin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0.009</text:p>
          </table:table-cell>
          <table:table-cell office:value-type="string">
            <text:p>0.004</text:p>
          </table:table-cell>
          <table:table-cell office:value-type="string">
            <text:p>0.011</text:p>
          </table:table-cell>
          <table:table-cell office:value-type="string">
            <text:p>0.005</text:p>
          </table:table-cell>
          <table:table-cell office:value-type="string">
            <text:p>c:\Projets\CNA\python-realtime-plotting\env\lib\site-packages\pandas\io\parsers.py:185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10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167(add_patch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9</text:p>
          </table:table-cell>
          <table:table-cell office:value-type="string">
            <text:p>0.003</text:p>
          </table:table-cell>
          <table:table-cell office:value-type="string">
            <text:p>c:\Projets\CNA\python-realtime-plotting\env\lib\site-packages\pandas\core\internals\construction.py:241(init_d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9</text:p>
          </table:table-cell>
          <table:table-cell office:value-type="string">
            <text:p>c:\Projets\CNA\python-realtime-plotting\env\lib\site-packages\matplotlib\backends\_backend_tk.py:440(show)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8</text:p>
          </table:table-cell>
          <table:table-cell office:value-type="string">
            <text:p>c:\Projets\CNA\python-realtime-plotting\env\lib\site-packages\matplotlib\backends\_backend_tk.py:212(resize)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8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base.py:2179(_update_patch_limit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2" office:value-type="string">
            <text:p>0.000</text:p>
          </table:table-cell>
          <table:table-cell office:value-type="string">
            <text:p>0.007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65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2</text:p>
          </table:table-cell>
          <table:table-cell office:value-type="string">
            <text:p>c:\Projets\CNA\python-realtime-plotting\env\lib\site-packages\matplotlib\axes\_base.py:1116(_gen_axes_spin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1999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2" office:value-type="string">
            <text:p>0.000</text:p>
          </table:table-cell>
          <table:table-cell office:value-type="string">
            <text:p>0.006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is.py:2268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6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002(wm_deiconify)</text:p>
          </table:table-cell>
          <table:table-cell table:number-columns-repeated="3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string">
            <text:p>0.000</text:p>
          </table:table-cell>
          <table:table-cell office:value-type="string">
            <text:p>0.005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axes\_axes.py:581(tex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326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2" office:value-type="string">
            <text:p>0.000</text:p>
          </table:table-cell>
          <table:table-cell office:value-type="string">
            <text:p>0.004</text:p>
          </table:table-cell>
          <table:table-cell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627(__init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2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1949(wm_attributes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3</text:p>
          </table:table-cell>
          <table:table-cell office:value-type="string">
            <text:p>c:\Projets\CNA\python-realtime-plotting\test_MatPlotLib\display_data_manager.py:34(&lt;listcomp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986(inax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2000(&lt;listcomp&gt;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s\_backend_tk.py:254(motion_notify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3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916(motion_notify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series.py:372(_init_dic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2</text:p>
          </table:table-cell>
          <table:table-cell office:value-type="string">
            <text:p>c:\Projets\CNA\python-realtime-plotting\env\lib\site-packages\matplotlib\backends\_backend_tk.py:260(enter_notify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matplotlib\backend_bases.py:144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2</text:p>
          </table:table-cell>
          <table:table-cell office:value-type="string">
            <text:p>c:\Projets\CNA\python-realtime-plotting\env\lib\site-packages\matplotlib\backend_bases.py:1957(enter_notify_eve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office:value-type="string">
            <text:p>0.002</text:p>
          </table:table-cell>
          <table:table-cell office:value-type="string">
            <text:p>0.001</text:p>
          </table:table-cell>
          <table:table-cell office:value-type="string">
            <text:p>c:\Projets\CNA\python-realtime-plotting\env\lib\site-packages\pandas\core\construction.py:632(create_series_with_explicit_dtype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axes\_subplots.py:69(set_subplotspec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123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1</text:p>
          </table:table-cell>
          <table:table-cell office:value-type="string">
            <text:p>c:\Projets\CNA\python-realtime-plotting\env\lib\site-packages\matplotlib\backends\backend_agg.py:85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4012(__del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984(__init__)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pandas\io\parsers.py:1358(_open_handl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552(set_size_inches)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pandas\io\common.py:491(get_handle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transforms.py:963(p1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1179(subplots_adjust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tkinter\__init__.py:2310(readprofile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2362(set_constrained_layout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string">
            <text:p>0.001</text:p>
          </table:table-cell>
          <table:table-cell office:value-type="string">
            <text:p>c:\Projets\CNA\python-realtime-plotting\env\lib\site-packages\matplotlib\font_manager.py:1399(_get_font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figure.py:3036(init_layoutgrid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Projets\CNA\python-realtime-plotting\env\lib\site-packages\matplotlib\_layoutgrid.py:34(__init__)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string">
            <text:p>0.000</text:p>
          </table:table-cell>
          <table:table-cell table:number-columns-repeated="2" office:value-type="string">
            <text:p>0.001</text:p>
          </table:table-cell>
          <table:table-cell office:value-type="string">
            <text:p>C:\Users\Sebastien</text:p>
          </table:table-cell>
          <table:table-cell office:value-type="string">
            <text:p>Giordano\AppData\Local\Programs\Python\Python39\lib\sre_compile.py:759(compile)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Feuille2.B2:Feuille2.G17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0">20/04/2021</text:date>, <text:time>10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iordano</meta:initial-creator>
    <meta:creation-date>2021-04-20T10:34:29.07</meta:creation-date>
    <dc:date>2021-04-20T10:43:07.83</dc:date>
    <dc:creator>Sébastien Giordano</dc:creator>
    <meta:editing-duration>PT8M39S</meta:editing-duration>
    <meta:editing-cycles>1</meta:editing-cycles>
    <meta:document-statistic meta:table-count="3" meta:cell-count="12204" meta:object-count="0"/>
    <meta:generator>OpenOffice/4.1.8$Win32 OpenOffice.org_project/418m3$Build-9803</meta:generator>
  </office:meta>
</office:document-meta>
</file>